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99pt"/>
    </style:style>
    <style:style style:name="co2" style:family="table-column">
      <style:table-column-properties fo:break-before="auto" style:column-width="105.14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.2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122">
      <style:table-cell-properties fo:background-color="#ffffff" style:text-align-source="fix" style:repeat-content="false" fo:border="0.06pt solid #000000" style:vertical-align="automatic"/>
      <style:paragraph-properties fo:text-align="center" fo:margin-left="0pt"/>
    </style:style>
    <style:style style:name="ce7" style:family="table-cell" style:parent-style-name="Default" style:data-style-name="N122">
      <style:table-cell-properties style:text-align-source="fix" style:repeat-content="false" fo:border="0.06pt solid #000000" style:vertical-align="automatic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122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6"/>
        <table:table-column table:style-name="co4" table:number-columns-repeated="2" table:default-cell-style-name="ce7"/>
        <table:table-column table:style-name="co4" table:number-columns-repeated="2" table:default-cell-style-name="Default"/>
        <table:table-column table:style-name="co2" table:number-columns-repeated="3" table:default-cell-style-name="ce3"/>
        <table:table-column table:style-name="co5" table:default-cell-style-name="ce9"/>
        <table:table-column table:style-name="co4" table:default-cell-style-name="ce10"/>
        <table:table-column table:style-name="co6" table:default-cell-style-name="ce10"/>
        <table:table-column table:style-name="co4" table:default-cell-style-name="Default"/>
        <table:table-column table:style-name="co4" table:default-cell-style-name="ce11"/>
        <table:table-column table:style-name="co7" table:default-cell-style-name="ce11"/>
        <table:table-column table:style-name="co4" table:default-cell-style-name="ce4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ormalization Factor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in Node Capacity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ax Node Capacity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in Request Deman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ax Request Demand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urrent State of Nodes</text:p>
          </table:table-cell>
          <table:covered-table-cell table:number-columns-repeated="2" table:style-name="ce5"/>
          <table:table-cell table:style-name="Default"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After Placement State of Nodes</text:p>
          </table:table-cell>
          <table:covered-table-cell table:number-columns-repeated="2" table:style-name="ce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Remaining CPU</text:p>
          </table:table-cell>
          <table:table-cell table:style-name="ce2" office:value-type="string" calcext:value-type="string">
            <text:p>Remaining RAM</text:p>
          </table:table-cell>
          <table:table-cell table:style-name="ce2" office:value-type="string" calcext:value-type="string">
            <text:p>Remaining MEM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Dev</text:p>
          </table:table-cell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8" office:value-type="string" calcext:value-type="string">
            <text:p>Remaining CPU</text:p>
          </table:table-cell>
          <table:table-cell table:style-name="ce8" office:value-type="string" calcext:value-type="string">
            <text:p>Remaining RAM</text:p>
          </table:table-cell>
          <table:table-cell table:style-name="ce8" office:value-type="string" calcext:value-type="string">
            <text:p>Remaining MEM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Std.Dev</text:p>
          </table:table-cell>
          <table:table-cell table:style-name="ce8" office:value-type="string" calcext:value-type="string">
            <text:p>Variance</text:p>
          </table:table-cell>
          <table:table-cell/>
          <table:table-cell table:style-name="ce4" office:value-type="string" calcext:value-type="string">
            <text:p>Diff Std</text:p>
          </table:table-cell>
          <table:table-cell table:style-name="ce4" office:value-type="string" calcext:value-type="string">
            <text:p>Diff Variance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string" calcext:value-type="string">
            <text:p>Node 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AVERAGE([.B11:.D11])" office:value-type="float" office:value="0" calcext:value-type="float">
            <text:p>0.0000</text:p>
          </table:table-cell>
          <table:table-cell table:formula="of:=STDEVP([.B11:.D11])" office:value-type="float" office:value="0" calcext:value-type="float">
            <text:p>0.0000</text:p>
          </table:table-cell>
          <table:table-cell table:formula="of:=VARP([.B11:.D11])" office:value-type="float" office:value="0" calcext:value-type="float">
            <text:p>0.0000</text:p>
          </table:table-cell>
          <table:table-cell/>
          <table:table-cell office:value-type="string" calcext:value-type="string">
            <text:p>Node 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formula="of:=AVERAGE([.J11:.L11])" office:value-type="float" office:value="0" calcext:value-type="float">
            <text:p>0.0000</text:p>
          </table:table-cell>
          <table:table-cell table:formula="of:=STDEVP([.J11:.L11])" office:value-type="float" office:value="0" calcext:value-type="float">
            <text:p>0.0000</text:p>
          </table:table-cell>
          <table:table-cell table:formula="of:=VARP([.J11:.L11])" office:value-type="float" office:value="0" calcext:value-type="float">
            <text:p>0.0000</text:p>
          </table:table-cell>
          <table:table-cell/>
          <table:table-cell table:style-name="ce4" table:formula="of:=[.N11]-[.F11]" office:value-type="float" office:value="0" calcext:value-type="float">
            <text:p>0</text:p>
          </table:table-cell>
          <table:table-cell table:style-name="ce4" table:formula="of:=[.O11]-[.G11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</text:p>
          </table:table-cell>
          <table:table-cell table:formula="of:=RANDBETWEEN([.$B$3];[.$B$4])/[.$B$2]" office:value-type="float" office:value="0.1434" calcext:value-type="float">
            <text:p>0.1434</text:p>
          </table:table-cell>
          <table:table-cell table:formula="of:=RANDBETWEEN([.$B$3];[.$B$4])/[.$B$2]" office:value-type="float" office:value="0.1429" calcext:value-type="float">
            <text:p>0.1429</text:p>
          </table:table-cell>
          <table:table-cell table:formula="of:=RANDBETWEEN([.$B$3];[.$B$4])/[.$B$2]" office:value-type="float" office:value="0.1868" calcext:value-type="float">
            <text:p>0.1868</text:p>
          </table:table-cell>
          <table:table-cell table:formula="of:=AVERAGE([.B12:.D12])" office:value-type="float" office:value="0.1577" calcext:value-type="float">
            <text:p>0.1577</text:p>
          </table:table-cell>
          <table:table-cell table:formula="of:=STDEVP([.B12:.D12])" office:value-type="float" office:value="0.0205778197743752" calcext:value-type="float">
            <text:p>0.0206</text:p>
          </table:table-cell>
          <table:table-cell table:formula="of:=VARP([.B12:.D12])" office:value-type="float" office:value="0.000423446666666667" calcext:value-type="float">
            <text:p>0.0004</text:p>
          </table:table-cell>
          <table:table-cell/>
          <table:table-cell office:value-type="string" calcext:value-type="string">
            <text:p>Node 1</text:p>
          </table:table-cell>
          <table:table-cell table:formula="of:=[.B12]-[.$B$53]" office:value-type="float" office:value="0.142" calcext:value-type="float">
            <text:p>0.1420</text:p>
          </table:table-cell>
          <table:table-cell table:formula="of:=[.C12]-[.$C$53]" office:value-type="float" office:value="0.1409" calcext:value-type="float">
            <text:p>0.1409</text:p>
          </table:table-cell>
          <table:table-cell table:formula="of:=[.D12]-[.$D$53]" office:value-type="float" office:value="0.1857" calcext:value-type="float">
            <text:p>0.1857</text:p>
          </table:table-cell>
          <table:table-cell table:formula="of:=AVERAGE([.J12:.L12])" office:value-type="float" office:value="0.1562" calcext:value-type="float">
            <text:p>0.1562</text:p>
          </table:table-cell>
          <table:table-cell table:formula="of:=STDEVP([.J12:.L12])" office:value-type="float" office:value="0.0208644833788586" calcext:value-type="float">
            <text:p>0.0209</text:p>
          </table:table-cell>
          <table:table-cell table:formula="of:=VARP([.J12:.L12])" office:value-type="float" office:value="0.000435326666666667" calcext:value-type="float">
            <text:p>0.0004</text:p>
          </table:table-cell>
          <table:table-cell/>
          <table:table-cell table:formula="of:=[.N12]-[.F12]" office:value-type="float" office:value="0.000286663604483414" calcext:value-type="float">
            <text:p>0.0002867</text:p>
          </table:table-cell>
          <table:table-cell table:formula="of:=[.O12]-[.G12]" office:value-type="float" office:value="0.0000118800000000004" calcext:value-type="float">
            <text:p>0.00001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</text:p>
          </table:table-cell>
          <table:table-cell table:formula="of:=RANDBETWEEN([.$B$3];[.$B$4])/[.$B$2]" office:value-type="float" office:value="0.1126" calcext:value-type="float">
            <text:p>0.1126</text:p>
          </table:table-cell>
          <table:table-cell table:formula="of:=RANDBETWEEN([.$B$3];[.$B$4])/[.$B$2]" office:value-type="float" office:value="0.1002" calcext:value-type="float">
            <text:p>0.1002</text:p>
          </table:table-cell>
          <table:table-cell table:formula="of:=RANDBETWEEN([.$B$3];[.$B$4])/[.$B$2]" office:value-type="float" office:value="0.1743" calcext:value-type="float">
            <text:p>0.1743</text:p>
          </table:table-cell>
          <table:table-cell table:formula="of:=AVERAGE([.B13:.D13])" office:value-type="float" office:value="0.129033333333333" calcext:value-type="float">
            <text:p>0.1290</text:p>
          </table:table-cell>
          <table:table-cell table:formula="of:=STDEVP([.B13:.D13])" office:value-type="float" office:value="0.0324062065385972" calcext:value-type="float">
            <text:p>0.0324</text:p>
          </table:table-cell>
          <table:table-cell table:formula="of:=VARP([.B13:.D13])" office:value-type="float" office:value="0.00105016222222222" calcext:value-type="float">
            <text:p>0.0011</text:p>
          </table:table-cell>
          <table:table-cell/>
          <table:table-cell office:value-type="string" calcext:value-type="string">
            <text:p>Node 2</text:p>
          </table:table-cell>
          <table:table-cell table:formula="of:=[.B13]-[.$B$53]" office:value-type="float" office:value="0.1112" calcext:value-type="float">
            <text:p>0.1112</text:p>
          </table:table-cell>
          <table:table-cell table:formula="of:=[.C13]-[.$C$53]" office:value-type="float" office:value="0.0982" calcext:value-type="float">
            <text:p>0.0982</text:p>
          </table:table-cell>
          <table:table-cell table:formula="of:=[.D13]-[.$D$53]" office:value-type="float" office:value="0.1732" calcext:value-type="float">
            <text:p>0.1732</text:p>
          </table:table-cell>
          <table:table-cell table:formula="of:=AVERAGE([.J13:.L13])" office:value-type="float" office:value="0.127533333333333" calcext:value-type="float">
            <text:p>0.1275</text:p>
          </table:table-cell>
          <table:table-cell table:formula="of:=STDEVP([.J13:.L13])" office:value-type="float" office:value="0.0327244387100664" calcext:value-type="float">
            <text:p>0.0327</text:p>
          </table:table-cell>
          <table:table-cell table:formula="of:=VARP([.J13:.L13])" office:value-type="float" office:value="0.00107088888888889" calcext:value-type="float">
            <text:p>0.0011</text:p>
          </table:table-cell>
          <table:table-cell/>
          <table:table-cell table:formula="of:=[.N13]-[.F13]" office:value-type="float" office:value="0.000318232171469111" calcext:value-type="float">
            <text:p>0.0003182</text:p>
          </table:table-cell>
          <table:table-cell table:formula="of:=[.O13]-[.G13]" office:value-type="float" office:value="0.000020726666666667" calcext:value-type="float">
            <text:p>0.000020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</text:p>
          </table:table-cell>
          <table:table-cell table:formula="of:=RANDBETWEEN([.$B$3];[.$B$4])/[.$B$2]" office:value-type="float" office:value="0.1469" calcext:value-type="float">
            <text:p>0.1469</text:p>
          </table:table-cell>
          <table:table-cell table:formula="of:=RANDBETWEEN([.$B$3];[.$B$4])/[.$B$2]" office:value-type="float" office:value="0.1985" calcext:value-type="float">
            <text:p>0.1985</text:p>
          </table:table-cell>
          <table:table-cell table:formula="of:=RANDBETWEEN([.$B$3];[.$B$4])/[.$B$2]" office:value-type="float" office:value="0.1099" calcext:value-type="float">
            <text:p>0.1099</text:p>
          </table:table-cell>
          <table:table-cell table:formula="of:=AVERAGE([.B14:.D14])" office:value-type="float" office:value="0.151766666666667" calcext:value-type="float">
            <text:p>0.1518</text:p>
          </table:table-cell>
          <table:table-cell table:formula="of:=STDEVP([.B14:.D14])" office:value-type="float" office:value="0.0363341284316672" calcext:value-type="float">
            <text:p>0.0363</text:p>
          </table:table-cell>
          <table:table-cell table:formula="of:=VARP([.B14:.D14])" office:value-type="float" office:value="0.00132016888888889" calcext:value-type="float">
            <text:p>0.0013</text:p>
          </table:table-cell>
          <table:table-cell/>
          <table:table-cell office:value-type="string" calcext:value-type="string">
            <text:p>Node 3</text:p>
          </table:table-cell>
          <table:table-cell table:formula="of:=[.B14]-[.$B$53]" office:value-type="float" office:value="0.1455" calcext:value-type="float">
            <text:p>0.1455</text:p>
          </table:table-cell>
          <table:table-cell table:formula="of:=[.C14]-[.$C$53]" office:value-type="float" office:value="0.1965" calcext:value-type="float">
            <text:p>0.1965</text:p>
          </table:table-cell>
          <table:table-cell table:formula="of:=[.D14]-[.$D$53]" office:value-type="float" office:value="0.1088" calcext:value-type="float">
            <text:p>0.1088</text:p>
          </table:table-cell>
          <table:table-cell table:formula="of:=AVERAGE([.J14:.L14])" office:value-type="float" office:value="0.150266666666667" calcext:value-type="float">
            <text:p>0.1503</text:p>
          </table:table-cell>
          <table:table-cell table:formula="of:=STDEVP([.J14:.L14])" office:value-type="float" office:value="0.0359616771330568" calcext:value-type="float">
            <text:p>0.0360</text:p>
          </table:table-cell>
          <table:table-cell table:formula="of:=VARP([.J14:.L14])" office:value-type="float" office:value="0.00129324222222222" calcext:value-type="float">
            <text:p>0.0013</text:p>
          </table:table-cell>
          <table:table-cell/>
          <table:table-cell table:formula="of:=[.N14]-[.F14]" office:value-type="float" office:value="-0.000372451298610403" calcext:value-type="float">
            <text:p>-0.0003725</text:p>
          </table:table-cell>
          <table:table-cell table:formula="of:=[.O14]-[.G14]" office:value-type="float" office:value="-0.0000269266666666668" calcext:value-type="float">
            <text:p>-0.000026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4</text:p>
          </table:table-cell>
          <table:table-cell table:formula="of:=RANDBETWEEN([.$B$3];[.$B$4])/[.$B$2]" office:value-type="float" office:value="0.137" calcext:value-type="float">
            <text:p>0.1370</text:p>
          </table:table-cell>
          <table:table-cell table:formula="of:=RANDBETWEEN([.$B$3];[.$B$4])/[.$B$2]" office:value-type="float" office:value="0.1615" calcext:value-type="float">
            <text:p>0.1615</text:p>
          </table:table-cell>
          <table:table-cell table:formula="of:=RANDBETWEEN([.$B$3];[.$B$4])/[.$B$2]" office:value-type="float" office:value="0.189" calcext:value-type="float">
            <text:p>0.1890</text:p>
          </table:table-cell>
          <table:table-cell table:formula="of:=AVERAGE([.B15:.D15])" office:value-type="float" office:value="0.1625" calcext:value-type="float">
            <text:p>0.1625</text:p>
          </table:table-cell>
          <table:table-cell table:formula="of:=STDEVP([.B15:.D15])" office:value-type="float" office:value="0.0212406842325445" calcext:value-type="float">
            <text:p>0.0212</text:p>
          </table:table-cell>
          <table:table-cell table:formula="of:=VARP([.B15:.D15])" office:value-type="float" office:value="0.000451166666666667" calcext:value-type="float">
            <text:p>0.0005</text:p>
          </table:table-cell>
          <table:table-cell/>
          <table:table-cell office:value-type="string" calcext:value-type="string">
            <text:p>Node 4</text:p>
          </table:table-cell>
          <table:table-cell table:formula="of:=[.B15]-[.$B$53]" office:value-type="float" office:value="0.1356" calcext:value-type="float">
            <text:p>0.1356</text:p>
          </table:table-cell>
          <table:table-cell table:formula="of:=[.C15]-[.$C$53]" office:value-type="float" office:value="0.1595" calcext:value-type="float">
            <text:p>0.1595</text:p>
          </table:table-cell>
          <table:table-cell table:formula="of:=[.D15]-[.$D$53]" office:value-type="float" office:value="0.1879" calcext:value-type="float">
            <text:p>0.1879</text:p>
          </table:table-cell>
          <table:table-cell table:formula="of:=AVERAGE([.J15:.L15])" office:value-type="float" office:value="0.161" calcext:value-type="float">
            <text:p>0.1610</text:p>
          </table:table-cell>
          <table:table-cell table:formula="of:=STDEVP([.J15:.L15])" office:value-type="float" office:value="0.0213777142526199" calcext:value-type="float">
            <text:p>0.0214</text:p>
          </table:table-cell>
          <table:table-cell table:formula="of:=VARP([.J15:.L15])" office:value-type="float" office:value="0.000457006666666667" calcext:value-type="float">
            <text:p>0.0005</text:p>
          </table:table-cell>
          <table:table-cell/>
          <table:table-cell table:formula="of:=[.N15]-[.F15]" office:value-type="float" office:value="0.000137030020075323" calcext:value-type="float">
            <text:p>0.0001370</text:p>
          </table:table-cell>
          <table:table-cell table:formula="of:=[.O15]-[.G15]" office:value-type="float" office:value="0.00000584000000000028" calcext:value-type="float">
            <text:p>0.000005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5</text:p>
          </table:table-cell>
          <table:table-cell table:formula="of:=RANDBETWEEN([.$B$3];[.$B$4])/[.$B$2]" office:value-type="float" office:value="0.1347" calcext:value-type="float">
            <text:p>0.1347</text:p>
          </table:table-cell>
          <table:table-cell table:formula="of:=RANDBETWEEN([.$B$3];[.$B$4])/[.$B$2]" office:value-type="float" office:value="0.197" calcext:value-type="float">
            <text:p>0.1970</text:p>
          </table:table-cell>
          <table:table-cell table:formula="of:=RANDBETWEEN([.$B$3];[.$B$4])/[.$B$2]" office:value-type="float" office:value="0.1763" calcext:value-type="float">
            <text:p>0.1763</text:p>
          </table:table-cell>
          <table:table-cell table:formula="of:=AVERAGE([.B16:.D16])" office:value-type="float" office:value="0.169333333333333" calcext:value-type="float">
            <text:p>0.1693</text:p>
          </table:table-cell>
          <table:table-cell table:formula="of:=STDEVP([.B16:.D16])" office:value-type="float" office:value="0.0259065414304745" calcext:value-type="float">
            <text:p>0.0259</text:p>
          </table:table-cell>
          <table:table-cell table:formula="of:=VARP([.B16:.D16])" office:value-type="float" office:value="0.000671148888888889" calcext:value-type="float">
            <text:p>0.0007</text:p>
          </table:table-cell>
          <table:table-cell/>
          <table:table-cell office:value-type="string" calcext:value-type="string">
            <text:p>Node 5</text:p>
          </table:table-cell>
          <table:table-cell table:formula="of:=[.B16]-[.$B$53]" office:value-type="float" office:value="0.1333" calcext:value-type="float">
            <text:p>0.1333</text:p>
          </table:table-cell>
          <table:table-cell table:formula="of:=[.C16]-[.$C$53]" office:value-type="float" office:value="0.195" calcext:value-type="float">
            <text:p>0.1950</text:p>
          </table:table-cell>
          <table:table-cell table:formula="of:=[.D16]-[.$D$53]" office:value-type="float" office:value="0.1752" calcext:value-type="float">
            <text:p>0.1752</text:p>
          </table:table-cell>
          <table:table-cell table:formula="of:=AVERAGE([.J16:.L16])" office:value-type="float" office:value="0.167833333333333" calcext:value-type="float">
            <text:p>0.1678</text:p>
          </table:table-cell>
          <table:table-cell table:formula="of:=STDEVP([.J16:.L16])" office:value-type="float" office:value="0.0257218886467451" calcext:value-type="float">
            <text:p>0.0257</text:p>
          </table:table-cell>
          <table:table-cell table:formula="of:=VARP([.J16:.L16])" office:value-type="float" office:value="0.000661615555555556" calcext:value-type="float">
            <text:p>0.0007</text:p>
          </table:table-cell>
          <table:table-cell/>
          <table:table-cell table:formula="of:=[.N16]-[.F16]" office:value-type="float" office:value="-0.000184652783729318" calcext:value-type="float">
            <text:p>-0.0001847</text:p>
          </table:table-cell>
          <table:table-cell table:formula="of:=[.O16]-[.G16]" office:value-type="float" office:value="-0.0000095333333333331" calcext:value-type="float">
            <text:p>-0.00000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6</text:p>
          </table:table-cell>
          <table:table-cell table:formula="of:=RANDBETWEEN([.$B$3];[.$B$4])/[.$B$2]" office:value-type="float" office:value="0.1795" calcext:value-type="float">
            <text:p>0.1795</text:p>
          </table:table-cell>
          <table:table-cell table:formula="of:=RANDBETWEEN([.$B$3];[.$B$4])/[.$B$2]" office:value-type="float" office:value="0.1855" calcext:value-type="float">
            <text:p>0.1855</text:p>
          </table:table-cell>
          <table:table-cell table:formula="of:=RANDBETWEEN([.$B$3];[.$B$4])/[.$B$2]" office:value-type="float" office:value="0.1493" calcext:value-type="float">
            <text:p>0.1493</text:p>
          </table:table-cell>
          <table:table-cell table:formula="of:=AVERAGE([.B17:.D17])" office:value-type="float" office:value="0.171433333333333" calcext:value-type="float">
            <text:p>0.1714</text:p>
          </table:table-cell>
          <table:table-cell table:formula="of:=STDEVP([.B17:.D17])" office:value-type="float" office:value="0.0158411559623098" calcext:value-type="float">
            <text:p>0.0158</text:p>
          </table:table-cell>
          <table:table-cell table:formula="of:=VARP([.B17:.D17])" office:value-type="float" office:value="0.000250942222222222" calcext:value-type="float">
            <text:p>0.0003</text:p>
          </table:table-cell>
          <table:table-cell/>
          <table:table-cell office:value-type="string" calcext:value-type="string">
            <text:p>Node 6</text:p>
          </table:table-cell>
          <table:table-cell table:formula="of:=[.B17]-[.$B$53]" office:value-type="float" office:value="0.1781" calcext:value-type="float">
            <text:p>0.1781</text:p>
          </table:table-cell>
          <table:table-cell table:formula="of:=[.C17]-[.$C$53]" office:value-type="float" office:value="0.1835" calcext:value-type="float">
            <text:p>0.1835</text:p>
          </table:table-cell>
          <table:table-cell table:formula="of:=[.D17]-[.$D$53]" office:value-type="float" office:value="0.1482" calcext:value-type="float">
            <text:p>0.1482</text:p>
          </table:table-cell>
          <table:table-cell table:formula="of:=AVERAGE([.J17:.L17])" office:value-type="float" office:value="0.169933333333333" calcext:value-type="float">
            <text:p>0.1699</text:p>
          </table:table-cell>
          <table:table-cell table:formula="of:=STDEVP([.J17:.L17])" office:value-type="float" office:value="0.0155251051168386" calcext:value-type="float">
            <text:p>0.0155</text:p>
          </table:table-cell>
          <table:table-cell table:formula="of:=VARP([.J17:.L17])" office:value-type="float" office:value="0.000241028888888889" calcext:value-type="float">
            <text:p>0.0002</text:p>
          </table:table-cell>
          <table:table-cell/>
          <table:table-cell table:formula="of:=[.N17]-[.F17]" office:value-type="float" office:value="-0.000316050845471148" calcext:value-type="float">
            <text:p>-0.0003161</text:p>
          </table:table-cell>
          <table:table-cell table:formula="of:=[.O17]-[.G17]" office:value-type="float" office:value="-0.00000991333333333358" calcext:value-type="float">
            <text:p>-0.000009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7</text:p>
          </table:table-cell>
          <table:table-cell table:formula="of:=RANDBETWEEN([.$B$3];[.$B$4])/[.$B$2]" office:value-type="float" office:value="0.1337" calcext:value-type="float">
            <text:p>0.1337</text:p>
          </table:table-cell>
          <table:table-cell table:formula="of:=RANDBETWEEN([.$B$3];[.$B$4])/[.$B$2]" office:value-type="float" office:value="0.19" calcext:value-type="float">
            <text:p>0.1900</text:p>
          </table:table-cell>
          <table:table-cell table:formula="of:=RANDBETWEEN([.$B$3];[.$B$4])/[.$B$2]" office:value-type="float" office:value="0.1154" calcext:value-type="float">
            <text:p>0.1154</text:p>
          </table:table-cell>
          <table:table-cell table:formula="of:=AVERAGE([.B18:.D18])" office:value-type="float" office:value="0.146366666666667" calcext:value-type="float">
            <text:p>0.1464</text:p>
          </table:table-cell>
          <table:table-cell table:formula="of:=STDEVP([.B18:.D18])" office:value-type="float" office:value="0.0317450608581696" calcext:value-type="float">
            <text:p>0.0317</text:p>
          </table:table-cell>
          <table:table-cell table:formula="of:=VARP([.B18:.D18])" office:value-type="float" office:value="0.00100774888888889" calcext:value-type="float">
            <text:p>0.0010</text:p>
          </table:table-cell>
          <table:table-cell/>
          <table:table-cell office:value-type="string" calcext:value-type="string">
            <text:p>Node 7</text:p>
          </table:table-cell>
          <table:table-cell table:formula="of:=[.B18]-[.$B$53]" office:value-type="float" office:value="0.1323" calcext:value-type="float">
            <text:p>0.1323</text:p>
          </table:table-cell>
          <table:table-cell table:formula="of:=[.C18]-[.$C$53]" office:value-type="float" office:value="0.188" calcext:value-type="float">
            <text:p>0.1880</text:p>
          </table:table-cell>
          <table:table-cell table:formula="of:=[.D18]-[.$D$53]" office:value-type="float" office:value="0.1143" calcext:value-type="float">
            <text:p>0.1143</text:p>
          </table:table-cell>
          <table:table-cell table:formula="of:=AVERAGE([.J18:.L18])" office:value-type="float" office:value="0.144866666666667" calcext:value-type="float">
            <text:p>0.1449</text:p>
          </table:table-cell>
          <table:table-cell table:formula="of:=STDEVP([.J18:.L18])" office:value-type="float" office:value="0.031372634926353" calcext:value-type="float">
            <text:p>0.0314</text:p>
          </table:table-cell>
          <table:table-cell table:formula="of:=VARP([.J18:.L18])" office:value-type="float" office:value="0.000984242222222222" calcext:value-type="float">
            <text:p>0.0010</text:p>
          </table:table-cell>
          <table:table-cell/>
          <table:table-cell table:formula="of:=[.N18]-[.F18]" office:value-type="float" office:value="-0.000372425931816585" calcext:value-type="float">
            <text:p>-0.0003724</text:p>
          </table:table-cell>
          <table:table-cell table:formula="of:=[.O18]-[.G18]" office:value-type="float" office:value="-0.0000235066666666665" calcext:value-type="float">
            <text:p>-0.000023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8</text:p>
          </table:table-cell>
          <table:table-cell table:formula="of:=RANDBETWEEN([.$B$3];[.$B$4])/[.$B$2]" office:value-type="float" office:value="0.1933" calcext:value-type="float">
            <text:p>0.1933</text:p>
          </table:table-cell>
          <table:table-cell table:formula="of:=RANDBETWEEN([.$B$3];[.$B$4])/[.$B$2]" office:value-type="float" office:value="0.1429" calcext:value-type="float">
            <text:p>0.1429</text:p>
          </table:table-cell>
          <table:table-cell table:formula="of:=RANDBETWEEN([.$B$3];[.$B$4])/[.$B$2]" office:value-type="float" office:value="0.1832" calcext:value-type="float">
            <text:p>0.1832</text:p>
          </table:table-cell>
          <table:table-cell table:formula="of:=AVERAGE([.B19:.D19])" office:value-type="float" office:value="0.173133333333333" calcext:value-type="float">
            <text:p>0.1731</text:p>
          </table:table-cell>
          <table:table-cell table:formula="of:=STDEVP([.B19:.D19])" office:value-type="float" office:value="0.0217722045022751" calcext:value-type="float">
            <text:p>0.0218</text:p>
          </table:table-cell>
          <table:table-cell table:formula="of:=VARP([.B19:.D19])" office:value-type="float" office:value="0.000474028888888889" calcext:value-type="float">
            <text:p>0.0005</text:p>
          </table:table-cell>
          <table:table-cell/>
          <table:table-cell office:value-type="string" calcext:value-type="string">
            <text:p>Node 8</text:p>
          </table:table-cell>
          <table:table-cell table:formula="of:=[.B19]-[.$B$53]" office:value-type="float" office:value="0.1919" calcext:value-type="float">
            <text:p>0.1919</text:p>
          </table:table-cell>
          <table:table-cell table:formula="of:=[.C19]-[.$C$53]" office:value-type="float" office:value="0.1409" calcext:value-type="float">
            <text:p>0.1409</text:p>
          </table:table-cell>
          <table:table-cell table:formula="of:=[.D19]-[.$D$53]" office:value-type="float" office:value="0.1821" calcext:value-type="float">
            <text:p>0.1821</text:p>
          </table:table-cell>
          <table:table-cell table:formula="of:=AVERAGE([.J19:.L19])" office:value-type="float" office:value="0.171633333333333" calcext:value-type="float">
            <text:p>0.1716</text:p>
          </table:table-cell>
          <table:table-cell table:formula="of:=STDEVP([.J19:.L19])" office:value-type="float" office:value="0.0220969580611349" calcext:value-type="float">
            <text:p>0.0221</text:p>
          </table:table-cell>
          <table:table-cell table:formula="of:=VARP([.J19:.L19])" office:value-type="float" office:value="0.000488275555555556" calcext:value-type="float">
            <text:p>0.0005</text:p>
          </table:table-cell>
          <table:table-cell/>
          <table:table-cell table:formula="of:=[.N19]-[.F19]" office:value-type="float" office:value="0.000324753558859799" calcext:value-type="float">
            <text:p>0.0003248</text:p>
          </table:table-cell>
          <table:table-cell table:formula="of:=[.O19]-[.G19]" office:value-type="float" office:value="0.0000142466666666666" calcext:value-type="float">
            <text:p>0.000014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9</text:p>
          </table:table-cell>
          <table:table-cell table:formula="of:=RANDBETWEEN([.$B$3];[.$B$4])/[.$B$2]" office:value-type="float" office:value="0.1301" calcext:value-type="float">
            <text:p>0.1301</text:p>
          </table:table-cell>
          <table:table-cell table:formula="of:=RANDBETWEEN([.$B$3];[.$B$4])/[.$B$2]" office:value-type="float" office:value="0.1395" calcext:value-type="float">
            <text:p>0.1395</text:p>
          </table:table-cell>
          <table:table-cell table:formula="of:=RANDBETWEEN([.$B$3];[.$B$4])/[.$B$2]" office:value-type="float" office:value="0.1592" calcext:value-type="float">
            <text:p>0.1592</text:p>
          </table:table-cell>
          <table:table-cell table:formula="of:=AVERAGE([.B20:.D20])" office:value-type="float" office:value="0.142933333333333" calcext:value-type="float">
            <text:p>0.1429</text:p>
          </table:table-cell>
          <table:table-cell table:formula="of:=STDEVP([.B20:.D20])" office:value-type="float" office:value="0.0121255469521539" calcext:value-type="float">
            <text:p>0.0121</text:p>
          </table:table-cell>
          <table:table-cell table:formula="of:=VARP([.B20:.D20])" office:value-type="float" office:value="0.000147028888888889" calcext:value-type="float">
            <text:p>0.0001</text:p>
          </table:table-cell>
          <table:table-cell/>
          <table:table-cell office:value-type="string" calcext:value-type="string">
            <text:p>Node 9</text:p>
          </table:table-cell>
          <table:table-cell table:formula="of:=[.B20]-[.$B$53]" office:value-type="float" office:value="0.1287" calcext:value-type="float">
            <text:p>0.1287</text:p>
          </table:table-cell>
          <table:table-cell table:formula="of:=[.C20]-[.$C$53]" office:value-type="float" office:value="0.1375" calcext:value-type="float">
            <text:p>0.1375</text:p>
          </table:table-cell>
          <table:table-cell table:formula="of:=[.D20]-[.$D$53]" office:value-type="float" office:value="0.1581" calcext:value-type="float">
            <text:p>0.1581</text:p>
          </table:table-cell>
          <table:table-cell table:formula="of:=AVERAGE([.J20:.L20])" office:value-type="float" office:value="0.141433333333333" calcext:value-type="float">
            <text:p>0.1414</text:p>
          </table:table-cell>
          <table:table-cell table:formula="of:=STDEVP([.J20:.L20])" office:value-type="float" office:value="0.0123205338989654" calcext:value-type="float">
            <text:p>0.0123</text:p>
          </table:table-cell>
          <table:table-cell table:formula="of:=VARP([.J20:.L20])" office:value-type="float" office:value="0.000151795555555556" calcext:value-type="float">
            <text:p>0.0002</text:p>
          </table:table-cell>
          <table:table-cell/>
          <table:table-cell table:formula="of:=[.N20]-[.F20]" office:value-type="float" office:value="0.0001949869468115" calcext:value-type="float">
            <text:p>0.0001950</text:p>
          </table:table-cell>
          <table:table-cell table:formula="of:=[.O20]-[.G20]" office:value-type="float" office:value="0.00000476666666666687" calcext:value-type="float">
            <text:p>0.000004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0</text:p>
          </table:table-cell>
          <table:table-cell table:formula="of:=RANDBETWEEN([.$B$3];[.$B$4])/[.$B$2]" office:value-type="float" office:value="0.1129" calcext:value-type="float">
            <text:p>0.1129</text:p>
          </table:table-cell>
          <table:table-cell table:formula="of:=RANDBETWEEN([.$B$3];[.$B$4])/[.$B$2]" office:value-type="float" office:value="0.1673" calcext:value-type="float">
            <text:p>0.1673</text:p>
          </table:table-cell>
          <table:table-cell table:formula="of:=RANDBETWEEN([.$B$3];[.$B$4])/[.$B$2]" office:value-type="float" office:value="0.1911" calcext:value-type="float">
            <text:p>0.1911</text:p>
          </table:table-cell>
          <table:table-cell table:formula="of:=AVERAGE([.B21:.D21])" office:value-type="float" office:value="0.1571" calcext:value-type="float">
            <text:p>0.1571</text:p>
          </table:table-cell>
          <table:table-cell table:formula="of:=STDEVP([.B21:.D21])" office:value-type="float" office:value="0.0327295992439056" calcext:value-type="float">
            <text:p>0.0327</text:p>
          </table:table-cell>
          <table:table-cell table:formula="of:=VARP([.B21:.D21])" office:value-type="float" office:value="0.00107122666666667" calcext:value-type="float">
            <text:p>0.0011</text:p>
          </table:table-cell>
          <table:table-cell/>
          <table:table-cell office:value-type="string" calcext:value-type="string">
            <text:p>Node 10</text:p>
          </table:table-cell>
          <table:table-cell table:formula="of:=[.B21]-[.$B$53]" office:value-type="float" office:value="0.1115" calcext:value-type="float">
            <text:p>0.1115</text:p>
          </table:table-cell>
          <table:table-cell table:formula="of:=[.C21]-[.$C$53]" office:value-type="float" office:value="0.1653" calcext:value-type="float">
            <text:p>0.1653</text:p>
          </table:table-cell>
          <table:table-cell table:formula="of:=[.D21]-[.$D$53]" office:value-type="float" office:value="0.19" calcext:value-type="float">
            <text:p>0.1900</text:p>
          </table:table-cell>
          <table:table-cell table:formula="of:=AVERAGE([.J21:.L21])" office:value-type="float" office:value="0.1556" calcext:value-type="float">
            <text:p>0.1556</text:p>
          </table:table-cell>
          <table:table-cell table:formula="of:=STDEVP([.J21:.L21])" office:value-type="float" office:value="0.0327732614591021" calcext:value-type="float">
            <text:p>0.0328</text:p>
          </table:table-cell>
          <table:table-cell table:formula="of:=VARP([.J21:.L21])" office:value-type="float" office:value="0.00107408666666667" calcext:value-type="float">
            <text:p>0.0011</text:p>
          </table:table-cell>
          <table:table-cell/>
          <table:table-cell table:formula="of:=[.N21]-[.F21]" office:value-type="float" office:value="0.0000436622151964924" calcext:value-type="float">
            <text:p>0.0000437</text:p>
          </table:table-cell>
          <table:table-cell table:formula="of:=[.O21]-[.G21]" office:value-type="float" office:value="0.00000286000000000036" calcext:value-type="float">
            <text:p>0.000002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1</text:p>
          </table:table-cell>
          <table:table-cell table:formula="of:=RANDBETWEEN([.$B$3];[.$B$4])/[.$B$2]" office:value-type="float" office:value="0.1486" calcext:value-type="float">
            <text:p>0.1486</text:p>
          </table:table-cell>
          <table:table-cell table:formula="of:=RANDBETWEEN([.$B$3];[.$B$4])/[.$B$2]" office:value-type="float" office:value="0.1927" calcext:value-type="float">
            <text:p>0.1927</text:p>
          </table:table-cell>
          <table:table-cell table:formula="of:=RANDBETWEEN([.$B$3];[.$B$4])/[.$B$2]" office:value-type="float" office:value="0.1967" calcext:value-type="float">
            <text:p>0.1967</text:p>
          </table:table-cell>
          <table:table-cell table:formula="of:=AVERAGE([.B22:.D22])" office:value-type="float" office:value="0.179333333333333" calcext:value-type="float">
            <text:p>0.1793</text:p>
          </table:table-cell>
          <table:table-cell table:formula="of:=STDEVP([.B22:.D22])" office:value-type="float" office:value="0.0217930162106019" calcext:value-type="float">
            <text:p>0.0218</text:p>
          </table:table-cell>
          <table:table-cell table:formula="of:=VARP([.B22:.D22])" office:value-type="float" office:value="0.000474935555555556" calcext:value-type="float">
            <text:p>0.0005</text:p>
          </table:table-cell>
          <table:table-cell/>
          <table:table-cell office:value-type="string" calcext:value-type="string">
            <text:p>Node 11</text:p>
          </table:table-cell>
          <table:table-cell table:formula="of:=[.B22]-[.$B$53]" office:value-type="float" office:value="0.1472" calcext:value-type="float">
            <text:p>0.1472</text:p>
          </table:table-cell>
          <table:table-cell table:formula="of:=[.C22]-[.$C$53]" office:value-type="float" office:value="0.1907" calcext:value-type="float">
            <text:p>0.1907</text:p>
          </table:table-cell>
          <table:table-cell table:formula="of:=[.D22]-[.$D$53]" office:value-type="float" office:value="0.1956" calcext:value-type="float">
            <text:p>0.1956</text:p>
          </table:table-cell>
          <table:table-cell table:formula="of:=AVERAGE([.J22:.L22])" office:value-type="float" office:value="0.177833333333333" calcext:value-type="float">
            <text:p>0.1778</text:p>
          </table:table-cell>
          <table:table-cell table:formula="of:=STDEVP([.J22:.L22])" office:value-type="float" office:value="0.0217532117679717" calcext:value-type="float">
            <text:p>0.0218</text:p>
          </table:table-cell>
          <table:table-cell table:formula="of:=VARP([.J22:.L22])" office:value-type="float" office:value="0.000473202222222223" calcext:value-type="float">
            <text:p>0.0005</text:p>
          </table:table-cell>
          <table:table-cell/>
          <table:table-cell table:formula="of:=[.N22]-[.F22]" office:value-type="float" office:value="-0.0000398044426301591" calcext:value-type="float">
            <text:p>-0.0000398</text:p>
          </table:table-cell>
          <table:table-cell table:formula="of:=[.O22]-[.G22]" office:value-type="float" office:value="-0.00000173333333333301" calcext:value-type="float">
            <text:p>-0.00000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2</text:p>
          </table:table-cell>
          <table:table-cell table:formula="of:=RANDBETWEEN([.$B$3];[.$B$4])/[.$B$2]" office:value-type="float" office:value="0.1973" calcext:value-type="float">
            <text:p>0.1973</text:p>
          </table:table-cell>
          <table:table-cell table:formula="of:=RANDBETWEEN([.$B$3];[.$B$4])/[.$B$2]" office:value-type="float" office:value="0.1237" calcext:value-type="float">
            <text:p>0.1237</text:p>
          </table:table-cell>
          <table:table-cell table:formula="of:=RANDBETWEEN([.$B$3];[.$B$4])/[.$B$2]" office:value-type="float" office:value="0.1673" calcext:value-type="float">
            <text:p>0.1673</text:p>
          </table:table-cell>
          <table:table-cell table:formula="of:=AVERAGE([.B23:.D23])" office:value-type="float" office:value="0.162766666666667" calcext:value-type="float">
            <text:p>0.1628</text:p>
          </table:table-cell>
          <table:table-cell table:formula="of:=STDEVP([.B23:.D23])" office:value-type="float" office:value="0.0302175813430232" calcext:value-type="float">
            <text:p>0.0302</text:p>
          </table:table-cell>
          <table:table-cell table:formula="of:=VARP([.B23:.D23])" office:value-type="float" office:value="0.000913102222222222" calcext:value-type="float">
            <text:p>0.0009</text:p>
          </table:table-cell>
          <table:table-cell/>
          <table:table-cell office:value-type="string" calcext:value-type="string">
            <text:p>Node 12</text:p>
          </table:table-cell>
          <table:table-cell table:formula="of:=[.B23]-[.$B$53]" office:value-type="float" office:value="0.1959" calcext:value-type="float">
            <text:p>0.1959</text:p>
          </table:table-cell>
          <table:table-cell table:formula="of:=[.C23]-[.$C$53]" office:value-type="float" office:value="0.1217" calcext:value-type="float">
            <text:p>0.1217</text:p>
          </table:table-cell>
          <table:table-cell table:formula="of:=[.D23]-[.$D$53]" office:value-type="float" office:value="0.1662" calcext:value-type="float">
            <text:p>0.1662</text:p>
          </table:table-cell>
          <table:table-cell table:formula="of:=AVERAGE([.J23:.L23])" office:value-type="float" office:value="0.161266666666667" calcext:value-type="float">
            <text:p>0.1613</text:p>
          </table:table-cell>
          <table:table-cell table:formula="of:=STDEVP([.J23:.L23])" office:value-type="float" office:value="0.0304922212302672" calcext:value-type="float">
            <text:p>0.0305</text:p>
          </table:table-cell>
          <table:table-cell table:formula="of:=VARP([.J23:.L23])" office:value-type="float" office:value="0.000929775555555555" calcext:value-type="float">
            <text:p>0.0009</text:p>
          </table:table-cell>
          <table:table-cell/>
          <table:table-cell table:formula="of:=[.N23]-[.F23]" office:value-type="float" office:value="0.00027463988724399" calcext:value-type="float">
            <text:p>0.0002746</text:p>
          </table:table-cell>
          <table:table-cell table:formula="of:=[.O23]-[.G23]" office:value-type="float" office:value="0.0000166733333333333" calcext:value-type="float">
            <text:p>0.00001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3</text:p>
          </table:table-cell>
          <table:table-cell table:formula="of:=RANDBETWEEN([.$B$3];[.$B$4])/[.$B$2]" office:value-type="float" office:value="0.1843" calcext:value-type="float">
            <text:p>0.1843</text:p>
          </table:table-cell>
          <table:table-cell table:formula="of:=RANDBETWEEN([.$B$3];[.$B$4])/[.$B$2]" office:value-type="float" office:value="0.1599" calcext:value-type="float">
            <text:p>0.1599</text:p>
          </table:table-cell>
          <table:table-cell table:formula="of:=RANDBETWEEN([.$B$3];[.$B$4])/[.$B$2]" office:value-type="float" office:value="0.1118" calcext:value-type="float">
            <text:p>0.1118</text:p>
          </table:table-cell>
          <table:table-cell table:formula="of:=AVERAGE([.B24:.D24])" office:value-type="float" office:value="0.152" calcext:value-type="float">
            <text:p>0.1520</text:p>
          </table:table-cell>
          <table:table-cell table:formula="of:=STDEVP([.B24:.D24])" office:value-type="float" office:value="0.0301205356304742" calcext:value-type="float">
            <text:p>0.0301</text:p>
          </table:table-cell>
          <table:table-cell table:formula="of:=VARP([.B24:.D24])" office:value-type="float" office:value="0.000907246666666666" calcext:value-type="float">
            <text:p>0.0009</text:p>
          </table:table-cell>
          <table:table-cell/>
          <table:table-cell office:value-type="string" calcext:value-type="string">
            <text:p>Node 13</text:p>
          </table:table-cell>
          <table:table-cell table:formula="of:=[.B24]-[.$B$53]" office:value-type="float" office:value="0.1829" calcext:value-type="float">
            <text:p>0.1829</text:p>
          </table:table-cell>
          <table:table-cell table:formula="of:=[.C24]-[.$C$53]" office:value-type="float" office:value="0.1579" calcext:value-type="float">
            <text:p>0.1579</text:p>
          </table:table-cell>
          <table:table-cell table:formula="of:=[.D24]-[.$D$53]" office:value-type="float" office:value="0.1107" calcext:value-type="float">
            <text:p>0.1107</text:p>
          </table:table-cell>
          <table:table-cell table:formula="of:=AVERAGE([.J24:.L24])" office:value-type="float" office:value="0.1505" calcext:value-type="float">
            <text:p>0.1505</text:p>
          </table:table-cell>
          <table:table-cell table:formula="of:=STDEVP([.J24:.L24])" office:value-type="float" office:value="0.0299363769796324" calcext:value-type="float">
            <text:p>0.0299</text:p>
          </table:table-cell>
          <table:table-cell table:formula="of:=VARP([.J24:.L24])" office:value-type="float" office:value="0.000896186666666666" calcext:value-type="float">
            <text:p>0.0009</text:p>
          </table:table-cell>
          <table:table-cell/>
          <table:table-cell table:formula="of:=[.N24]-[.F24]" office:value-type="float" office:value="-0.000184158650841787" calcext:value-type="float">
            <text:p>-0.0001842</text:p>
          </table:table-cell>
          <table:table-cell table:formula="of:=[.O24]-[.G24]" office:value-type="float" office:value="-0.0000110600000000002" calcext:value-type="float">
            <text:p>-0.00001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4</text:p>
          </table:table-cell>
          <table:table-cell table:formula="of:=RANDBETWEEN([.$B$3];[.$B$4])/[.$B$2]" office:value-type="float" office:value="0.1238" calcext:value-type="float">
            <text:p>0.1238</text:p>
          </table:table-cell>
          <table:table-cell table:formula="of:=RANDBETWEEN([.$B$3];[.$B$4])/[.$B$2]" office:value-type="float" office:value="0.1642" calcext:value-type="float">
            <text:p>0.1642</text:p>
          </table:table-cell>
          <table:table-cell table:formula="of:=RANDBETWEEN([.$B$3];[.$B$4])/[.$B$2]" office:value-type="float" office:value="0.1417" calcext:value-type="float">
            <text:p>0.1417</text:p>
          </table:table-cell>
          <table:table-cell table:formula="of:=AVERAGE([.B25:.D25])" office:value-type="float" office:value="0.143233333333333" calcext:value-type="float">
            <text:p>0.1432</text:p>
          </table:table-cell>
          <table:table-cell table:formula="of:=STDEVP([.B25:.D25])" office:value-type="float" office:value="0.0165288300318632" calcext:value-type="float">
            <text:p>0.0165</text:p>
          </table:table-cell>
          <table:table-cell table:formula="of:=VARP([.B25:.D25])" office:value-type="float" office:value="0.000273202222222222" calcext:value-type="float">
            <text:p>0.0003</text:p>
          </table:table-cell>
          <table:table-cell/>
          <table:table-cell office:value-type="string" calcext:value-type="string">
            <text:p>Node 14</text:p>
          </table:table-cell>
          <table:table-cell table:formula="of:=[.B25]-[.$B$53]" office:value-type="float" office:value="0.1224" calcext:value-type="float">
            <text:p>0.1224</text:p>
          </table:table-cell>
          <table:table-cell table:formula="of:=[.C25]-[.$C$53]" office:value-type="float" office:value="0.1622" calcext:value-type="float">
            <text:p>0.1622</text:p>
          </table:table-cell>
          <table:table-cell table:formula="of:=[.D25]-[.$D$53]" office:value-type="float" office:value="0.1406" calcext:value-type="float">
            <text:p>0.1406</text:p>
          </table:table-cell>
          <table:table-cell table:formula="of:=AVERAGE([.J25:.L25])" office:value-type="float" office:value="0.141733333333333" calcext:value-type="float">
            <text:p>0.1417</text:p>
          </table:table-cell>
          <table:table-cell table:formula="of:=STDEVP([.J25:.L25])" office:value-type="float" office:value="0.0162680327295248" calcext:value-type="float">
            <text:p>0.0163</text:p>
          </table:table-cell>
          <table:table-cell table:formula="of:=VARP([.J25:.L25])" office:value-type="float" office:value="0.000264648888888889" calcext:value-type="float">
            <text:p>0.0003</text:p>
          </table:table-cell>
          <table:table-cell/>
          <table:table-cell table:formula="of:=[.N25]-[.F25]" office:value-type="float" office:value="-0.000260797302338422" calcext:value-type="float">
            <text:p>-0.0002608</text:p>
          </table:table-cell>
          <table:table-cell table:formula="of:=[.O25]-[.G25]" office:value-type="float" office:value="-0.00000855333333333339" calcext:value-type="float">
            <text:p>-0.000008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5</text:p>
          </table:table-cell>
          <table:table-cell table:formula="of:=RANDBETWEEN([.$B$3];[.$B$4])/[.$B$2]" office:value-type="float" office:value="0.1406" calcext:value-type="float">
            <text:p>0.1406</text:p>
          </table:table-cell>
          <table:table-cell table:formula="of:=RANDBETWEEN([.$B$3];[.$B$4])/[.$B$2]" office:value-type="float" office:value="0.1399" calcext:value-type="float">
            <text:p>0.1399</text:p>
          </table:table-cell>
          <table:table-cell table:formula="of:=RANDBETWEEN([.$B$3];[.$B$4])/[.$B$2]" office:value-type="float" office:value="0.1199" calcext:value-type="float">
            <text:p>0.1199</text:p>
          </table:table-cell>
          <table:table-cell table:formula="of:=AVERAGE([.B26:.D26])" office:value-type="float" office:value="0.133466666666667" calcext:value-type="float">
            <text:p>0.1335</text:p>
          </table:table-cell>
          <table:table-cell table:formula="of:=STDEVP([.B26:.D26])" office:value-type="float" office:value="0.0095973375937751" calcext:value-type="float">
            <text:p>0.0096</text:p>
          </table:table-cell>
          <table:table-cell table:formula="of:=VARP([.B26:.D26])" office:value-type="float" office:value="0.0000921088888888888" calcext:value-type="float">
            <text:p>0.0001</text:p>
          </table:table-cell>
          <table:table-cell/>
          <table:table-cell office:value-type="string" calcext:value-type="string">
            <text:p>Node 15</text:p>
          </table:table-cell>
          <table:table-cell table:formula="of:=[.B26]-[.$B$53]" office:value-type="float" office:value="0.1392" calcext:value-type="float">
            <text:p>0.1392</text:p>
          </table:table-cell>
          <table:table-cell table:formula="of:=[.C26]-[.$C$53]" office:value-type="float" office:value="0.1379" calcext:value-type="float">
            <text:p>0.1379</text:p>
          </table:table-cell>
          <table:table-cell table:formula="of:=[.D26]-[.$D$53]" office:value-type="float" office:value="0.1188" calcext:value-type="float">
            <text:p>0.1188</text:p>
          </table:table-cell>
          <table:table-cell table:formula="of:=AVERAGE([.J26:.L26])" office:value-type="float" office:value="0.131966666666667" calcext:value-type="float">
            <text:p>0.1320</text:p>
          </table:table-cell>
          <table:table-cell table:formula="of:=STDEVP([.J26:.L26])" office:value-type="float" office:value="0.00932535373174777" calcext:value-type="float">
            <text:p>0.0093</text:p>
          </table:table-cell>
          <table:table-cell table:formula="of:=VARP([.J26:.L26])" office:value-type="float" office:value="0.0000869622222222221" calcext:value-type="float">
            <text:p>0.0001</text:p>
          </table:table-cell>
          <table:table-cell/>
          <table:table-cell table:formula="of:=[.N26]-[.F26]" office:value-type="float" office:value="-0.000271983862027328" calcext:value-type="float">
            <text:p>-0.0002720</text:p>
          </table:table-cell>
          <table:table-cell table:formula="of:=[.O26]-[.G26]" office:value-type="float" office:value="-0.0000051466666666667" calcext:value-type="float">
            <text:p>-0.00000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6</text:p>
          </table:table-cell>
          <table:table-cell table:formula="of:=RANDBETWEEN([.$B$3];[.$B$4])/[.$B$2]" office:value-type="float" office:value="0.1681" calcext:value-type="float">
            <text:p>0.1681</text:p>
          </table:table-cell>
          <table:table-cell table:formula="of:=RANDBETWEEN([.$B$3];[.$B$4])/[.$B$2]" office:value-type="float" office:value="0.1737" calcext:value-type="float">
            <text:p>0.1737</text:p>
          </table:table-cell>
          <table:table-cell table:formula="of:=RANDBETWEEN([.$B$3];[.$B$4])/[.$B$2]" office:value-type="float" office:value="0.1623" calcext:value-type="float">
            <text:p>0.1623</text:p>
          </table:table-cell>
          <table:table-cell table:formula="of:=AVERAGE([.B27:.D27])" office:value-type="float" office:value="0.168033333333333" calcext:value-type="float">
            <text:p>0.1680</text:p>
          </table:table-cell>
          <table:table-cell table:formula="of:=STDEVP([.B27:.D27])" office:value-type="float" office:value="0.00465426924685521" calcext:value-type="float">
            <text:p>0.0047</text:p>
          </table:table-cell>
          <table:table-cell table:formula="of:=VARP([.B27:.D27])" office:value-type="float" office:value="0.0000216622222222222" calcext:value-type="float">
            <text:p>0.0000</text:p>
          </table:table-cell>
          <table:table-cell/>
          <table:table-cell office:value-type="string" calcext:value-type="string">
            <text:p>Node 16</text:p>
          </table:table-cell>
          <table:table-cell table:formula="of:=[.B27]-[.$B$53]" office:value-type="float" office:value="0.1667" calcext:value-type="float">
            <text:p>0.1667</text:p>
          </table:table-cell>
          <table:table-cell table:formula="of:=[.C27]-[.$C$53]" office:value-type="float" office:value="0.1717" calcext:value-type="float">
            <text:p>0.1717</text:p>
          </table:table-cell>
          <table:table-cell table:formula="of:=[.D27]-[.$D$53]" office:value-type="float" office:value="0.1612" calcext:value-type="float">
            <text:p>0.1612</text:p>
          </table:table-cell>
          <table:table-cell table:formula="of:=AVERAGE([.J27:.L27])" office:value-type="float" office:value="0.166533333333333" calcext:value-type="float">
            <text:p>0.1665</text:p>
          </table:table-cell>
          <table:table-cell table:formula="of:=STDEVP([.J27:.L27])" office:value-type="float" office:value="0.0042882267767562" calcext:value-type="float">
            <text:p>0.0043</text:p>
          </table:table-cell>
          <table:table-cell table:formula="of:=VARP([.J27:.L27])" office:value-type="float" office:value="0.0000183888888888888" calcext:value-type="float">
            <text:p>0.0000</text:p>
          </table:table-cell>
          <table:table-cell/>
          <table:table-cell table:formula="of:=[.N27]-[.F27]" office:value-type="float" office:value="-0.000366042470099018" calcext:value-type="float">
            <text:p>-0.0003660</text:p>
          </table:table-cell>
          <table:table-cell table:formula="of:=[.O27]-[.G27]" office:value-type="float" office:value="-0.00000327333333333338" calcext:value-type="float">
            <text:p>-0.000003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7</text:p>
          </table:table-cell>
          <table:table-cell table:formula="of:=RANDBETWEEN([.$B$3];[.$B$4])/[.$B$2]" office:value-type="float" office:value="0.1851" calcext:value-type="float">
            <text:p>0.1851</text:p>
          </table:table-cell>
          <table:table-cell table:formula="of:=RANDBETWEEN([.$B$3];[.$B$4])/[.$B$2]" office:value-type="float" office:value="0.1262" calcext:value-type="float">
            <text:p>0.1262</text:p>
          </table:table-cell>
          <table:table-cell table:formula="of:=RANDBETWEEN([.$B$3];[.$B$4])/[.$B$2]" office:value-type="float" office:value="0.1973" calcext:value-type="float">
            <text:p>0.1973</text:p>
          </table:table-cell>
          <table:table-cell table:formula="of:=AVERAGE([.B28:.D28])" office:value-type="float" office:value="0.169533333333333" calcext:value-type="float">
            <text:p>0.1695</text:p>
          </table:table-cell>
          <table:table-cell table:formula="of:=STDEVP([.B28:.D28])" office:value-type="float" office:value="0.0310434462577136" calcext:value-type="float">
            <text:p>0.0310</text:p>
          </table:table-cell>
          <table:table-cell table:formula="of:=VARP([.B28:.D28])" office:value-type="float" office:value="0.000963695555555555" calcext:value-type="float">
            <text:p>0.0010</text:p>
          </table:table-cell>
          <table:table-cell/>
          <table:table-cell office:value-type="string" calcext:value-type="string">
            <text:p>Node 17</text:p>
          </table:table-cell>
          <table:table-cell table:formula="of:=[.B28]-[.$B$53]" office:value-type="float" office:value="0.1837" calcext:value-type="float">
            <text:p>0.1837</text:p>
          </table:table-cell>
          <table:table-cell table:formula="of:=[.C28]-[.$C$53]" office:value-type="float" office:value="0.1242" calcext:value-type="float">
            <text:p>0.1242</text:p>
          </table:table-cell>
          <table:table-cell table:formula="of:=[.D28]-[.$D$53]" office:value-type="float" office:value="0.1962" calcext:value-type="float">
            <text:p>0.1962</text:p>
          </table:table-cell>
          <table:table-cell table:formula="of:=AVERAGE([.J28:.L28])" office:value-type="float" office:value="0.168033333333333" calcext:value-type="float">
            <text:p>0.1680</text:p>
          </table:table-cell>
          <table:table-cell table:formula="of:=STDEVP([.J28:.L28])" office:value-type="float" office:value="0.0314121349516747" calcext:value-type="float">
            <text:p>0.0314</text:p>
          </table:table-cell>
          <table:table-cell table:formula="of:=VARP([.J28:.L28])" office:value-type="float" office:value="0.000986722222222222" calcext:value-type="float">
            <text:p>0.0010</text:p>
          </table:table-cell>
          <table:table-cell/>
          <table:table-cell table:formula="of:=[.N28]-[.F28]" office:value-type="float" office:value="0.000368688693961033" calcext:value-type="float">
            <text:p>0.0003687</text:p>
          </table:table-cell>
          <table:table-cell table:formula="of:=[.O28]-[.G28]" office:value-type="float" office:value="0.0000230266666666667" calcext:value-type="float">
            <text:p>0.000023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8</text:p>
          </table:table-cell>
          <table:table-cell table:formula="of:=RANDBETWEEN([.$B$3];[.$B$4])/[.$B$2]" office:value-type="float" office:value="0.1995" calcext:value-type="float">
            <text:p>0.1995</text:p>
          </table:table-cell>
          <table:table-cell table:formula="of:=RANDBETWEEN([.$B$3];[.$B$4])/[.$B$2]" office:value-type="float" office:value="0.1919" calcext:value-type="float">
            <text:p>0.1919</text:p>
          </table:table-cell>
          <table:table-cell table:formula="of:=RANDBETWEEN([.$B$3];[.$B$4])/[.$B$2]" office:value-type="float" office:value="0.1761" calcext:value-type="float">
            <text:p>0.1761</text:p>
          </table:table-cell>
          <table:table-cell table:formula="of:=AVERAGE([.B29:.D29])" office:value-type="float" office:value="0.189166666666667" calcext:value-type="float">
            <text:p>0.1892</text:p>
          </table:table-cell>
          <table:table-cell table:formula="of:=STDEVP([.B29:.D29])" office:value-type="float" office:value="0.00974656634695294" calcext:value-type="float">
            <text:p>0.0097</text:p>
          </table:table-cell>
          <table:table-cell table:formula="of:=VARP([.B29:.D29])" office:value-type="float" office:value="0.0000949955555555555" calcext:value-type="float">
            <text:p>0.0001</text:p>
          </table:table-cell>
          <table:table-cell/>
          <table:table-cell office:value-type="string" calcext:value-type="string">
            <text:p>Node 18</text:p>
          </table:table-cell>
          <table:table-cell table:formula="of:=[.B29]-[.$B$53]" office:value-type="float" office:value="0.1981" calcext:value-type="float">
            <text:p>0.1981</text:p>
          </table:table-cell>
          <table:table-cell table:formula="of:=[.C29]-[.$C$53]" office:value-type="float" office:value="0.1899" calcext:value-type="float">
            <text:p>0.1899</text:p>
          </table:table-cell>
          <table:table-cell table:formula="of:=[.D29]-[.$D$53]" office:value-type="float" office:value="0.175" calcext:value-type="float">
            <text:p>0.1750</text:p>
          </table:table-cell>
          <table:table-cell table:formula="of:=AVERAGE([.J29:.L29])" office:value-type="float" office:value="0.187666666666667" calcext:value-type="float">
            <text:p>0.1877</text:p>
          </table:table-cell>
          <table:table-cell table:formula="of:=STDEVP([.J29:.L29])" office:value-type="float" office:value="0.00956184547505808" calcext:value-type="float">
            <text:p>0.0096</text:p>
          </table:table-cell>
          <table:table-cell table:formula="of:=VARP([.J29:.L29])" office:value-type="float" office:value="0.0000914288888888887" calcext:value-type="float">
            <text:p>0.0001</text:p>
          </table:table-cell>
          <table:table-cell/>
          <table:table-cell table:formula="of:=[.N29]-[.F29]" office:value-type="float" office:value="-0.000184720871894856" calcext:value-type="float">
            <text:p>-0.0001847</text:p>
          </table:table-cell>
          <table:table-cell table:formula="of:=[.O29]-[.G29]" office:value-type="float" office:value="-0.00000356666666666683" calcext:value-type="float">
            <text:p>-0.000003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19</text:p>
          </table:table-cell>
          <table:table-cell table:formula="of:=RANDBETWEEN([.$B$3];[.$B$4])/[.$B$2]" office:value-type="float" office:value="0.162" calcext:value-type="float">
            <text:p>0.1620</text:p>
          </table:table-cell>
          <table:table-cell table:formula="of:=RANDBETWEEN([.$B$3];[.$B$4])/[.$B$2]" office:value-type="float" office:value="0.1649" calcext:value-type="float">
            <text:p>0.1649</text:p>
          </table:table-cell>
          <table:table-cell table:formula="of:=RANDBETWEEN([.$B$3];[.$B$4])/[.$B$2]" office:value-type="float" office:value="0.1507" calcext:value-type="float">
            <text:p>0.1507</text:p>
          </table:table-cell>
          <table:table-cell table:formula="of:=AVERAGE([.B30:.D30])" office:value-type="float" office:value="0.1592" calcext:value-type="float">
            <text:p>0.1592</text:p>
          </table:table-cell>
          <table:table-cell table:formula="of:=STDEVP([.B30:.D30])" office:value-type="float" office:value="0.00612590129423146" calcext:value-type="float">
            <text:p>0.0061</text:p>
          </table:table-cell>
          <table:table-cell table:formula="of:=VARP([.B30:.D30])" office:value-type="float" office:value="0.0000375266666666666" calcext:value-type="float">
            <text:p>0.0000</text:p>
          </table:table-cell>
          <table:table-cell/>
          <table:table-cell office:value-type="string" calcext:value-type="string">
            <text:p>Node 19</text:p>
          </table:table-cell>
          <table:table-cell table:formula="of:=[.B30]-[.$B$53]" office:value-type="float" office:value="0.1606" calcext:value-type="float">
            <text:p>0.1606</text:p>
          </table:table-cell>
          <table:table-cell table:formula="of:=[.C30]-[.$C$53]" office:value-type="float" office:value="0.1629" calcext:value-type="float">
            <text:p>0.1629</text:p>
          </table:table-cell>
          <table:table-cell table:formula="of:=[.D30]-[.$D$53]" office:value-type="float" office:value="0.1496" calcext:value-type="float">
            <text:p>0.1496</text:p>
          </table:table-cell>
          <table:table-cell table:formula="of:=AVERAGE([.J30:.L30])" office:value-type="float" office:value="0.1577" calcext:value-type="float">
            <text:p>0.1577</text:p>
          </table:table-cell>
          <table:table-cell table:formula="of:=STDEVP([.J30:.L30])" office:value-type="float" office:value="0.0058040215942626" calcext:value-type="float">
            <text:p>0.0058</text:p>
          </table:table-cell>
          <table:table-cell table:formula="of:=VARP([.J30:.L30])" office:value-type="float" office:value="0.0000336866666666666" calcext:value-type="float">
            <text:p>0.0000</text:p>
          </table:table-cell>
          <table:table-cell/>
          <table:table-cell table:formula="of:=[.N30]-[.F30]" office:value-type="float" office:value="-0.000321879699968859" calcext:value-type="float">
            <text:p>-0.0003219</text:p>
          </table:table-cell>
          <table:table-cell table:formula="of:=[.O30]-[.G30]" office:value-type="float" office:value="-0.00000384000000000009" calcext:value-type="float">
            <text:p>-0.000003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0</text:p>
          </table:table-cell>
          <table:table-cell table:formula="of:=RANDBETWEEN([.$B$3];[.$B$4])/[.$B$2]" office:value-type="float" office:value="0.1178" calcext:value-type="float">
            <text:p>0.1178</text:p>
          </table:table-cell>
          <table:table-cell table:formula="of:=RANDBETWEEN([.$B$3];[.$B$4])/[.$B$2]" office:value-type="float" office:value="0.1066" calcext:value-type="float">
            <text:p>0.1066</text:p>
          </table:table-cell>
          <table:table-cell table:formula="of:=RANDBETWEEN([.$B$3];[.$B$4])/[.$B$2]" office:value-type="float" office:value="0.1901" calcext:value-type="float">
            <text:p>0.1901</text:p>
          </table:table-cell>
          <table:table-cell table:formula="of:=AVERAGE([.B31:.D31])" office:value-type="float" office:value="0.138166666666667" calcext:value-type="float">
            <text:p>0.1382</text:p>
          </table:table-cell>
          <table:table-cell table:formula="of:=STDEVP([.B31:.D31])" office:value-type="float" office:value="0.0370059754934554" calcext:value-type="float">
            <text:p>0.0370</text:p>
          </table:table-cell>
          <table:table-cell table:formula="of:=VARP([.B31:.D31])" office:value-type="float" office:value="0.00136944222222222" calcext:value-type="float">
            <text:p>0.0014</text:p>
          </table:table-cell>
          <table:table-cell/>
          <table:table-cell office:value-type="string" calcext:value-type="string">
            <text:p>Node 20</text:p>
          </table:table-cell>
          <table:table-cell table:formula="of:=[.B31]-[.$B$53]" office:value-type="float" office:value="0.1164" calcext:value-type="float">
            <text:p>0.1164</text:p>
          </table:table-cell>
          <table:table-cell table:formula="of:=[.C31]-[.$C$53]" office:value-type="float" office:value="0.1046" calcext:value-type="float">
            <text:p>0.1046</text:p>
          </table:table-cell>
          <table:table-cell table:formula="of:=[.D31]-[.$D$53]" office:value-type="float" office:value="0.189" calcext:value-type="float">
            <text:p>0.1890</text:p>
          </table:table-cell>
          <table:table-cell table:formula="of:=AVERAGE([.J31:.L31])" office:value-type="float" office:value="0.136666666666667" calcext:value-type="float">
            <text:p>0.1367</text:p>
          </table:table-cell>
          <table:table-cell table:formula="of:=STDEVP([.J31:.L31])" office:value-type="float" office:value="0.0373174966410604" calcext:value-type="float">
            <text:p>0.0373</text:p>
          </table:table-cell>
          <table:table-cell table:formula="of:=VARP([.J31:.L31])" office:value-type="float" office:value="0.00139259555555556" calcext:value-type="float">
            <text:p>0.0014</text:p>
          </table:table-cell>
          <table:table-cell/>
          <table:table-cell table:formula="of:=[.N31]-[.F31]" office:value-type="float" office:value="0.000311521147605014" calcext:value-type="float">
            <text:p>0.0003115</text:p>
          </table:table-cell>
          <table:table-cell table:formula="of:=[.O31]-[.G31]" office:value-type="float" office:value="0.0000231533333333337" calcext:value-type="float">
            <text:p>0.000023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1</text:p>
          </table:table-cell>
          <table:table-cell table:formula="of:=RANDBETWEEN([.$B$3];[.$B$4])/[.$B$2]" office:value-type="float" office:value="0.1402" calcext:value-type="float">
            <text:p>0.1402</text:p>
          </table:table-cell>
          <table:table-cell table:formula="of:=RANDBETWEEN([.$B$3];[.$B$4])/[.$B$2]" office:value-type="float" office:value="0.1578" calcext:value-type="float">
            <text:p>0.1578</text:p>
          </table:table-cell>
          <table:table-cell table:formula="of:=RANDBETWEEN([.$B$3];[.$B$4])/[.$B$2]" office:value-type="float" office:value="0.193" calcext:value-type="float">
            <text:p>0.1930</text:p>
          </table:table-cell>
          <table:table-cell table:formula="of:=AVERAGE([.B32:.D32])" office:value-type="float" office:value="0.163666666666667" calcext:value-type="float">
            <text:p>0.1637</text:p>
          </table:table-cell>
          <table:table-cell table:formula="of:=STDEVP([.B32:.D32])" office:value-type="float" office:value="0.0219510566690738" calcext:value-type="float">
            <text:p>0.0220</text:p>
          </table:table-cell>
          <table:table-cell table:formula="of:=VARP([.B32:.D32])" office:value-type="float" office:value="0.000481848888888889" calcext:value-type="float">
            <text:p>0.0005</text:p>
          </table:table-cell>
          <table:table-cell/>
          <table:table-cell office:value-type="string" calcext:value-type="string">
            <text:p>Node 21</text:p>
          </table:table-cell>
          <table:table-cell table:formula="of:=[.B32]-[.$B$53]" office:value-type="float" office:value="0.1388" calcext:value-type="float">
            <text:p>0.1388</text:p>
          </table:table-cell>
          <table:table-cell table:formula="of:=[.C32]-[.$C$53]" office:value-type="float" office:value="0.1558" calcext:value-type="float">
            <text:p>0.1558</text:p>
          </table:table-cell>
          <table:table-cell table:formula="of:=[.D32]-[.$D$53]" office:value-type="float" office:value="0.1919" calcext:value-type="float">
            <text:p>0.1919</text:p>
          </table:table-cell>
          <table:table-cell table:formula="of:=AVERAGE([.J32:.L32])" office:value-type="float" office:value="0.162166666666667" calcext:value-type="float">
            <text:p>0.1622</text:p>
          </table:table-cell>
          <table:table-cell table:formula="of:=STDEVP([.J32:.L32])" office:value-type="float" office:value="0.0221405108843997" calcext:value-type="float">
            <text:p>0.0221</text:p>
          </table:table-cell>
          <table:table-cell table:formula="of:=VARP([.J32:.L32])" office:value-type="float" office:value="0.000490202222222223" calcext:value-type="float">
            <text:p>0.0005</text:p>
          </table:table-cell>
          <table:table-cell/>
          <table:table-cell table:formula="of:=[.N32]-[.F32]" office:value-type="float" office:value="0.000189454215325933" calcext:value-type="float">
            <text:p>0.0001895</text:p>
          </table:table-cell>
          <table:table-cell table:formula="of:=[.O32]-[.G32]" office:value-type="float" office:value="0.00000835333333333371" calcext:value-type="float">
            <text:p>0.000008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2</text:p>
          </table:table-cell>
          <table:table-cell table:formula="of:=RANDBETWEEN([.$B$3];[.$B$4])/[.$B$2]" office:value-type="float" office:value="0.151" calcext:value-type="float">
            <text:p>0.1510</text:p>
          </table:table-cell>
          <table:table-cell table:formula="of:=RANDBETWEEN([.$B$3];[.$B$4])/[.$B$2]" office:value-type="float" office:value="0.1691" calcext:value-type="float">
            <text:p>0.1691</text:p>
          </table:table-cell>
          <table:table-cell table:formula="of:=RANDBETWEEN([.$B$3];[.$B$4])/[.$B$2]" office:value-type="float" office:value="0.1626" calcext:value-type="float">
            <text:p>0.1626</text:p>
          </table:table-cell>
          <table:table-cell table:formula="of:=AVERAGE([.B33:.D33])" office:value-type="float" office:value="0.1609" calcext:value-type="float">
            <text:p>0.1609</text:p>
          </table:table-cell>
          <table:table-cell table:formula="of:=STDEVP([.B33:.D33])" office:value-type="float" office:value="0.00748643217204742" calcext:value-type="float">
            <text:p>0.0075</text:p>
          </table:table-cell>
          <table:table-cell table:formula="of:=VARP([.B33:.D33])" office:value-type="float" office:value="0.0000560466666666667" calcext:value-type="float">
            <text:p>0.0001</text:p>
          </table:table-cell>
          <table:table-cell/>
          <table:table-cell office:value-type="string" calcext:value-type="string">
            <text:p>Node 22</text:p>
          </table:table-cell>
          <table:table-cell table:formula="of:=[.B33]-[.$B$53]" office:value-type="float" office:value="0.1496" calcext:value-type="float">
            <text:p>0.1496</text:p>
          </table:table-cell>
          <table:table-cell table:formula="of:=[.C33]-[.$C$53]" office:value-type="float" office:value="0.1671" calcext:value-type="float">
            <text:p>0.1671</text:p>
          </table:table-cell>
          <table:table-cell table:formula="of:=[.D33]-[.$D$53]" office:value-type="float" office:value="0.1615" calcext:value-type="float">
            <text:p>0.1615</text:p>
          </table:table-cell>
          <table:table-cell table:formula="of:=AVERAGE([.J33:.L33])" office:value-type="float" office:value="0.1594" calcext:value-type="float">
            <text:p>0.1594</text:p>
          </table:table-cell>
          <table:table-cell table:formula="of:=STDEVP([.J33:.L33])" office:value-type="float" office:value="0.00729703135985222" calcext:value-type="float">
            <text:p>0.0073</text:p>
          </table:table-cell>
          <table:table-cell table:formula="of:=VARP([.J33:.L33])" office:value-type="float" office:value="0.0000532466666666668" calcext:value-type="float">
            <text:p>0.0001</text:p>
          </table:table-cell>
          <table:table-cell/>
          <table:table-cell table:formula="of:=[.N33]-[.F33]" office:value-type="float" office:value="-0.0001894008121952" calcext:value-type="float">
            <text:p>-0.0001894</text:p>
          </table:table-cell>
          <table:table-cell table:formula="of:=[.O33]-[.G33]" office:value-type="float" office:value="-0.00000279999999999991" calcext:value-type="float">
            <text:p>-0.00000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3</text:p>
          </table:table-cell>
          <table:table-cell table:formula="of:=RANDBETWEEN([.$B$3];[.$B$4])/[.$B$2]" office:value-type="float" office:value="0.1437" calcext:value-type="float">
            <text:p>0.1437</text:p>
          </table:table-cell>
          <table:table-cell table:formula="of:=RANDBETWEEN([.$B$3];[.$B$4])/[.$B$2]" office:value-type="float" office:value="0.1543" calcext:value-type="float">
            <text:p>0.1543</text:p>
          </table:table-cell>
          <table:table-cell table:formula="of:=RANDBETWEEN([.$B$3];[.$B$4])/[.$B$2]" office:value-type="float" office:value="0.1214" calcext:value-type="float">
            <text:p>0.1214</text:p>
          </table:table-cell>
          <table:table-cell table:formula="of:=AVERAGE([.B34:.D34])" office:value-type="float" office:value="0.1398" calcext:value-type="float">
            <text:p>0.1398</text:p>
          </table:table-cell>
          <table:table-cell table:formula="of:=STDEVP([.B34:.D34])" office:value-type="float" office:value="0.0137115523069661" calcext:value-type="float">
            <text:p>0.0137</text:p>
          </table:table-cell>
          <table:table-cell table:formula="of:=VARP([.B34:.D34])" office:value-type="float" office:value="0.000188006666666667" calcext:value-type="float">
            <text:p>0.0002</text:p>
          </table:table-cell>
          <table:table-cell/>
          <table:table-cell office:value-type="string" calcext:value-type="string">
            <text:p>Node 23</text:p>
          </table:table-cell>
          <table:table-cell table:formula="of:=[.B34]-[.$B$53]" office:value-type="float" office:value="0.1423" calcext:value-type="float">
            <text:p>0.1423</text:p>
          </table:table-cell>
          <table:table-cell table:formula="of:=[.C34]-[.$C$53]" office:value-type="float" office:value="0.1523" calcext:value-type="float">
            <text:p>0.1523</text:p>
          </table:table-cell>
          <table:table-cell table:formula="of:=[.D34]-[.$D$53]" office:value-type="float" office:value="0.1203" calcext:value-type="float">
            <text:p>0.1203</text:p>
          </table:table-cell>
          <table:table-cell table:formula="of:=AVERAGE([.J34:.L34])" office:value-type="float" office:value="0.1383" calcext:value-type="float">
            <text:p>0.1383</text:p>
          </table:table-cell>
          <table:table-cell table:formula="of:=STDEVP([.J34:.L34])" office:value-type="float" office:value="0.0133666251038423" calcext:value-type="float">
            <text:p>0.0134</text:p>
          </table:table-cell>
          <table:table-cell table:formula="of:=VARP([.J34:.L34])" office:value-type="float" office:value="0.000178666666666667" calcext:value-type="float">
            <text:p>0.0002</text:p>
          </table:table-cell>
          <table:table-cell/>
          <table:table-cell table:formula="of:=[.N34]-[.F34]" office:value-type="float" office:value="-0.00034492720312379" calcext:value-type="float">
            <text:p>-0.0003449</text:p>
          </table:table-cell>
          <table:table-cell table:formula="of:=[.O34]-[.G34]" office:value-type="float" office:value="-0.00000933999999999996" calcext:value-type="float">
            <text:p>-0.000009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4</text:p>
          </table:table-cell>
          <table:table-cell table:formula="of:=RANDBETWEEN([.$B$3];[.$B$4])/[.$B$2]" office:value-type="float" office:value="0.1028" calcext:value-type="float">
            <text:p>0.1028</text:p>
          </table:table-cell>
          <table:table-cell table:formula="of:=RANDBETWEEN([.$B$3];[.$B$4])/[.$B$2]" office:value-type="float" office:value="0.1603" calcext:value-type="float">
            <text:p>0.1603</text:p>
          </table:table-cell>
          <table:table-cell table:formula="of:=RANDBETWEEN([.$B$3];[.$B$4])/[.$B$2]" office:value-type="float" office:value="0.1823" calcext:value-type="float">
            <text:p>0.1823</text:p>
          </table:table-cell>
          <table:table-cell table:formula="of:=AVERAGE([.B35:.D35])" office:value-type="float" office:value="0.148466666666667" calcext:value-type="float">
            <text:p>0.1485</text:p>
          </table:table-cell>
          <table:table-cell table:formula="of:=STDEVP([.B35:.D35])" office:value-type="float" office:value="0.0335169940312208" calcext:value-type="float">
            <text:p>0.0335</text:p>
          </table:table-cell>
          <table:table-cell table:formula="of:=VARP([.B35:.D35])" office:value-type="float" office:value="0.00112338888888889" calcext:value-type="float">
            <text:p>0.0011</text:p>
          </table:table-cell>
          <table:table-cell/>
          <table:table-cell office:value-type="string" calcext:value-type="string">
            <text:p>Node 24</text:p>
          </table:table-cell>
          <table:table-cell table:formula="of:=[.B35]-[.$B$53]" office:value-type="float" office:value="0.1014" calcext:value-type="float">
            <text:p>0.1014</text:p>
          </table:table-cell>
          <table:table-cell table:formula="of:=[.C35]-[.$C$53]" office:value-type="float" office:value="0.1583" calcext:value-type="float">
            <text:p>0.1583</text:p>
          </table:table-cell>
          <table:table-cell table:formula="of:=[.D35]-[.$D$53]" office:value-type="float" office:value="0.1812" calcext:value-type="float">
            <text:p>0.1812</text:p>
          </table:table-cell>
          <table:table-cell table:formula="of:=AVERAGE([.J35:.L35])" office:value-type="float" office:value="0.146966666666667" calcext:value-type="float">
            <text:p>0.1470</text:p>
          </table:table-cell>
          <table:table-cell table:formula="of:=STDEVP([.J35:.L35])" office:value-type="float" office:value="0.0335493997296855" calcext:value-type="float">
            <text:p>0.0335</text:p>
          </table:table-cell>
          <table:table-cell table:formula="of:=VARP([.J35:.L35])" office:value-type="float" office:value="0.00112556222222222" calcext:value-type="float">
            <text:p>0.0011</text:p>
          </table:table-cell>
          <table:table-cell/>
          <table:table-cell table:formula="of:=[.N35]-[.F35]" office:value-type="float" office:value="0.0000324056984647367" calcext:value-type="float">
            <text:p>0.0000324</text:p>
          </table:table-cell>
          <table:table-cell table:formula="of:=[.O35]-[.G35]" office:value-type="float" office:value="0.00000217333333333322" calcext:value-type="float">
            <text:p>0.00000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5</text:p>
          </table:table-cell>
          <table:table-cell table:formula="of:=RANDBETWEEN([.$B$3];[.$B$4])/[.$B$2]" office:value-type="float" office:value="0.1756" calcext:value-type="float">
            <text:p>0.1756</text:p>
          </table:table-cell>
          <table:table-cell table:formula="of:=RANDBETWEEN([.$B$3];[.$B$4])/[.$B$2]" office:value-type="float" office:value="0.1192" calcext:value-type="float">
            <text:p>0.1192</text:p>
          </table:table-cell>
          <table:table-cell table:formula="of:=RANDBETWEEN([.$B$3];[.$B$4])/[.$B$2]" office:value-type="float" office:value="0.1583" calcext:value-type="float">
            <text:p>0.1583</text:p>
          </table:table-cell>
          <table:table-cell table:formula="of:=AVERAGE([.B36:.D36])" office:value-type="float" office:value="0.151033333333333" calcext:value-type="float">
            <text:p>0.1510</text:p>
          </table:table-cell>
          <table:table-cell table:formula="of:=STDEVP([.B36:.D36])" office:value-type="float" office:value="0.0235915709994528" calcext:value-type="float">
            <text:p>0.0236</text:p>
          </table:table-cell>
          <table:table-cell table:formula="of:=VARP([.B36:.D36])" office:value-type="float" office:value="0.000556562222222222" calcext:value-type="float">
            <text:p>0.0006</text:p>
          </table:table-cell>
          <table:table-cell/>
          <table:table-cell office:value-type="string" calcext:value-type="string">
            <text:p>Node 25</text:p>
          </table:table-cell>
          <table:table-cell table:formula="of:=[.B36]-[.$B$53]" office:value-type="float" office:value="0.1742" calcext:value-type="float">
            <text:p>0.1742</text:p>
          </table:table-cell>
          <table:table-cell table:formula="of:=[.C36]-[.$C$53]" office:value-type="float" office:value="0.1172" calcext:value-type="float">
            <text:p>0.1172</text:p>
          </table:table-cell>
          <table:table-cell table:formula="of:=[.D36]-[.$D$53]" office:value-type="float" office:value="0.1572" calcext:value-type="float">
            <text:p>0.1572</text:p>
          </table:table-cell>
          <table:table-cell table:formula="of:=AVERAGE([.J36:.L36])" office:value-type="float" office:value="0.149533333333333" calcext:value-type="float">
            <text:p>0.1495</text:p>
          </table:table-cell>
          <table:table-cell table:formula="of:=STDEVP([.J36:.L36])" office:value-type="float" office:value="0.0238932812499432" calcext:value-type="float">
            <text:p>0.0239</text:p>
          </table:table-cell>
          <table:table-cell table:formula="of:=VARP([.J36:.L36])" office:value-type="float" office:value="0.000570888888888889" calcext:value-type="float">
            <text:p>0.0006</text:p>
          </table:table-cell>
          <table:table-cell/>
          <table:table-cell table:formula="of:=[.N36]-[.F36]" office:value-type="float" office:value="0.000301710250490438" calcext:value-type="float">
            <text:p>0.0003017</text:p>
          </table:table-cell>
          <table:table-cell table:formula="of:=[.O36]-[.G36]" office:value-type="float" office:value="0.0000143266666666666" calcext:value-type="float">
            <text:p>0.00001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6</text:p>
          </table:table-cell>
          <table:table-cell table:formula="of:=RANDBETWEEN([.$B$3];[.$B$4])/[.$B$2]" office:value-type="float" office:value="0.1737" calcext:value-type="float">
            <text:p>0.1737</text:p>
          </table:table-cell>
          <table:table-cell table:formula="of:=RANDBETWEEN([.$B$3];[.$B$4])/[.$B$2]" office:value-type="float" office:value="0.1998" calcext:value-type="float">
            <text:p>0.1998</text:p>
          </table:table-cell>
          <table:table-cell table:formula="of:=RANDBETWEEN([.$B$3];[.$B$4])/[.$B$2]" office:value-type="float" office:value="0.1942" calcext:value-type="float">
            <text:p>0.1942</text:p>
          </table:table-cell>
          <table:table-cell table:formula="of:=AVERAGE([.B37:.D37])" office:value-type="float" office:value="0.189233333333333" calcext:value-type="float">
            <text:p>0.1892</text:p>
          </table:table-cell>
          <table:table-cell table:formula="of:=STDEVP([.B37:.D37])" office:value-type="float" office:value="0.0112191304872031" calcext:value-type="float">
            <text:p>0.0112</text:p>
          </table:table-cell>
          <table:table-cell table:formula="of:=VARP([.B37:.D37])" office:value-type="float" office:value="0.000125868888888889" calcext:value-type="float">
            <text:p>0.0001</text:p>
          </table:table-cell>
          <table:table-cell/>
          <table:table-cell office:value-type="string" calcext:value-type="string">
            <text:p>Node 26</text:p>
          </table:table-cell>
          <table:table-cell table:formula="of:=[.B37]-[.$B$53]" office:value-type="float" office:value="0.1723" calcext:value-type="float">
            <text:p>0.1723</text:p>
          </table:table-cell>
          <table:table-cell table:formula="of:=[.C37]-[.$C$53]" office:value-type="float" office:value="0.1978" calcext:value-type="float">
            <text:p>0.1978</text:p>
          </table:table-cell>
          <table:table-cell table:formula="of:=[.D37]-[.$D$53]" office:value-type="float" office:value="0.1931" calcext:value-type="float">
            <text:p>0.1931</text:p>
          </table:table-cell>
          <table:table-cell table:formula="of:=AVERAGE([.J37:.L37])" office:value-type="float" office:value="0.187733333333333" calcext:value-type="float">
            <text:p>0.1877</text:p>
          </table:table-cell>
          <table:table-cell table:formula="of:=STDEVP([.J37:.L37])" office:value-type="float" office:value="0.0110804131491364" calcext:value-type="float">
            <text:p>0.0111</text:p>
          </table:table-cell>
          <table:table-cell table:formula="of:=VARP([.J37:.L37])" office:value-type="float" office:value="0.000122775555555556" calcext:value-type="float">
            <text:p>0.0001</text:p>
          </table:table-cell>
          <table:table-cell/>
          <table:table-cell table:formula="of:=[.N37]-[.F37]" office:value-type="float" office:value="-0.000138717338066609" calcext:value-type="float">
            <text:p>-0.0001387</text:p>
          </table:table-cell>
          <table:table-cell table:formula="of:=[.O37]-[.G37]" office:value-type="float" office:value="-0.0000030933333333332" calcext:value-type="float">
            <text:p>-0.000003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7</text:p>
          </table:table-cell>
          <table:table-cell table:formula="of:=RANDBETWEEN([.$B$3];[.$B$4])/[.$B$2]" office:value-type="float" office:value="0.153" calcext:value-type="float">
            <text:p>0.1530</text:p>
          </table:table-cell>
          <table:table-cell table:formula="of:=RANDBETWEEN([.$B$3];[.$B$4])/[.$B$2]" office:value-type="float" office:value="0.1889" calcext:value-type="float">
            <text:p>0.1889</text:p>
          </table:table-cell>
          <table:table-cell table:formula="of:=RANDBETWEEN([.$B$3];[.$B$4])/[.$B$2]" office:value-type="float" office:value="0.1257" calcext:value-type="float">
            <text:p>0.1257</text:p>
          </table:table-cell>
          <table:table-cell table:formula="of:=AVERAGE([.B38:.D38])" office:value-type="float" office:value="0.155866666666667" calcext:value-type="float">
            <text:p>0.1559</text:p>
          </table:table-cell>
          <table:table-cell table:formula="of:=STDEVP([.B38:.D38])" office:value-type="float" office:value="0.0258807951105749" calcext:value-type="float">
            <text:p>0.0259</text:p>
          </table:table-cell>
          <table:table-cell table:formula="of:=VARP([.B38:.D38])" office:value-type="float" office:value="0.000669815555555556" calcext:value-type="float">
            <text:p>0.0007</text:p>
          </table:table-cell>
          <table:table-cell/>
          <table:table-cell office:value-type="string" calcext:value-type="string">
            <text:p>Node 27</text:p>
          </table:table-cell>
          <table:table-cell table:formula="of:=[.B38]-[.$B$53]" office:value-type="float" office:value="0.1516" calcext:value-type="float">
            <text:p>0.1516</text:p>
          </table:table-cell>
          <table:table-cell table:formula="of:=[.C38]-[.$C$53]" office:value-type="float" office:value="0.1869" calcext:value-type="float">
            <text:p>0.1869</text:p>
          </table:table-cell>
          <table:table-cell table:formula="of:=[.D38]-[.$D$53]" office:value-type="float" office:value="0.1246" calcext:value-type="float">
            <text:p>0.1246</text:p>
          </table:table-cell>
          <table:table-cell table:formula="of:=AVERAGE([.J38:.L38])" office:value-type="float" office:value="0.154366666666667" calcext:value-type="float">
            <text:p>0.1544</text:p>
          </table:table-cell>
          <table:table-cell table:formula="of:=STDEVP([.J38:.L38])" office:value-type="float" office:value="0.0255089962344442" calcext:value-type="float">
            <text:p>0.0255</text:p>
          </table:table-cell>
          <table:table-cell table:formula="of:=VARP([.J38:.L38])" office:value-type="float" office:value="0.000650708888888889" calcext:value-type="float">
            <text:p>0.0007</text:p>
          </table:table-cell>
          <table:table-cell/>
          <table:table-cell table:formula="of:=[.N38]-[.F38]" office:value-type="float" office:value="-0.00037179887613065" calcext:value-type="float">
            <text:p>-0.0003718</text:p>
          </table:table-cell>
          <table:table-cell table:formula="of:=[.O38]-[.G38]" office:value-type="float" office:value="-0.0000191066666666666" calcext:value-type="float">
            <text:p>-0.000019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8</text:p>
          </table:table-cell>
          <table:table-cell table:formula="of:=RANDBETWEEN([.$B$3];[.$B$4])/[.$B$2]" office:value-type="float" office:value="0.1707" calcext:value-type="float">
            <text:p>0.1707</text:p>
          </table:table-cell>
          <table:table-cell table:formula="of:=RANDBETWEEN([.$B$3];[.$B$4])/[.$B$2]" office:value-type="float" office:value="0.1019" calcext:value-type="float">
            <text:p>0.1019</text:p>
          </table:table-cell>
          <table:table-cell table:formula="of:=RANDBETWEEN([.$B$3];[.$B$4])/[.$B$2]" office:value-type="float" office:value="0.1959" calcext:value-type="float">
            <text:p>0.1959</text:p>
          </table:table-cell>
          <table:table-cell table:formula="of:=AVERAGE([.B39:.D39])" office:value-type="float" office:value="0.156166666666667" calcext:value-type="float">
            <text:p>0.1562</text:p>
          </table:table-cell>
          <table:table-cell table:formula="of:=STDEVP([.B39:.D39])" office:value-type="float" office:value="0.039727516352719" calcext:value-type="float">
            <text:p>0.0397</text:p>
          </table:table-cell>
          <table:table-cell table:formula="of:=VARP([.B39:.D39])" office:value-type="float" office:value="0.00157827555555556" calcext:value-type="float">
            <text:p>0.0016</text:p>
          </table:table-cell>
          <table:table-cell/>
          <table:table-cell office:value-type="string" calcext:value-type="string">
            <text:p>Node 28</text:p>
          </table:table-cell>
          <table:table-cell table:formula="of:=[.B39]-[.$B$53]" office:value-type="float" office:value="0.1693" calcext:value-type="float">
            <text:p>0.1693</text:p>
          </table:table-cell>
          <table:table-cell table:formula="of:=[.C39]-[.$C$53]" office:value-type="float" office:value="0.0999" calcext:value-type="float">
            <text:p>0.0999</text:p>
          </table:table-cell>
          <table:table-cell table:formula="of:=[.D39]-[.$D$53]" office:value-type="float" office:value="0.1948" calcext:value-type="float">
            <text:p>0.1948</text:p>
          </table:table-cell>
          <table:table-cell table:formula="of:=AVERAGE([.J39:.L39])" office:value-type="float" office:value="0.154666666666667" calcext:value-type="float">
            <text:p>0.1547</text:p>
          </table:table-cell>
          <table:table-cell table:formula="of:=STDEVP([.J39:.L39])" office:value-type="float" office:value="0.0401007342687" calcext:value-type="float">
            <text:p>0.0401</text:p>
          </table:table-cell>
          <table:table-cell table:formula="of:=VARP([.J39:.L39])" office:value-type="float" office:value="0.00160806888888889" calcext:value-type="float">
            <text:p>0.0016</text:p>
          </table:table-cell>
          <table:table-cell/>
          <table:table-cell table:formula="of:=[.N39]-[.F39]" office:value-type="float" office:value="0.000373217915980981" calcext:value-type="float">
            <text:p>0.0003732</text:p>
          </table:table-cell>
          <table:table-cell table:formula="of:=[.O39]-[.G39]" office:value-type="float" office:value="0.0000297933333333333" calcext:value-type="float">
            <text:p>0.000029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29</text:p>
          </table:table-cell>
          <table:table-cell table:formula="of:=RANDBETWEEN([.$B$3];[.$B$4])/[.$B$2]" office:value-type="float" office:value="0.1423" calcext:value-type="float">
            <text:p>0.1423</text:p>
          </table:table-cell>
          <table:table-cell table:formula="of:=RANDBETWEEN([.$B$3];[.$B$4])/[.$B$2]" office:value-type="float" office:value="0.1153" calcext:value-type="float">
            <text:p>0.1153</text:p>
          </table:table-cell>
          <table:table-cell table:formula="of:=RANDBETWEEN([.$B$3];[.$B$4])/[.$B$2]" office:value-type="float" office:value="0.1272" calcext:value-type="float">
            <text:p>0.1272</text:p>
          </table:table-cell>
          <table:table-cell table:formula="of:=AVERAGE([.B40:.D40])" office:value-type="float" office:value="0.128266666666667" calcext:value-type="float">
            <text:p>0.1283</text:p>
          </table:table-cell>
          <table:table-cell table:formula="of:=STDEVP([.B40:.D40])" office:value-type="float" office:value="0.0110484790305675" calcext:value-type="float">
            <text:p>0.0110</text:p>
          </table:table-cell>
          <table:table-cell table:formula="of:=VARP([.B40:.D40])" office:value-type="float" office:value="0.000122068888888889" calcext:value-type="float">
            <text:p>0.0001</text:p>
          </table:table-cell>
          <table:table-cell/>
          <table:table-cell office:value-type="string" calcext:value-type="string">
            <text:p>Node 29</text:p>
          </table:table-cell>
          <table:table-cell table:formula="of:=[.B40]-[.$B$53]" office:value-type="float" office:value="0.1409" calcext:value-type="float">
            <text:p>0.1409</text:p>
          </table:table-cell>
          <table:table-cell table:formula="of:=[.C40]-[.$C$53]" office:value-type="float" office:value="0.1133" calcext:value-type="float">
            <text:p>0.1133</text:p>
          </table:table-cell>
          <table:table-cell table:formula="of:=[.D40]-[.$D$53]" office:value-type="float" office:value="0.1261" calcext:value-type="float">
            <text:p>0.1261</text:p>
          </table:table-cell>
          <table:table-cell table:formula="of:=AVERAGE([.J40:.L40])" office:value-type="float" office:value="0.126766666666667" calcext:value-type="float">
            <text:p>0.1268</text:p>
          </table:table-cell>
          <table:table-cell table:formula="of:=STDEVP([.J40:.L40])" office:value-type="float" office:value="0.0112775095753549" calcext:value-type="float">
            <text:p>0.0113</text:p>
          </table:table-cell>
          <table:table-cell table:formula="of:=VARP([.J40:.L40])" office:value-type="float" office:value="0.000127182222222222" calcext:value-type="float">
            <text:p>0.0001</text:p>
          </table:table-cell>
          <table:table-cell/>
          <table:table-cell table:formula="of:=[.N40]-[.F40]" office:value-type="float" office:value="0.000229030544787468" calcext:value-type="float">
            <text:p>0.0002290</text:p>
          </table:table-cell>
          <table:table-cell table:formula="of:=[.O40]-[.G40]" office:value-type="float" office:value="0.00000511333333333323" calcext:value-type="float">
            <text:p>0.00000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0</text:p>
          </table:table-cell>
          <table:table-cell table:formula="of:=RANDBETWEEN([.$B$3];[.$B$4])/[.$B$2]" office:value-type="float" office:value="0.1342" calcext:value-type="float">
            <text:p>0.1342</text:p>
          </table:table-cell>
          <table:table-cell table:formula="of:=RANDBETWEEN([.$B$3];[.$B$4])/[.$B$2]" office:value-type="float" office:value="0.1972" calcext:value-type="float">
            <text:p>0.1972</text:p>
          </table:table-cell>
          <table:table-cell table:formula="of:=RANDBETWEEN([.$B$3];[.$B$4])/[.$B$2]" office:value-type="float" office:value="0.1813" calcext:value-type="float">
            <text:p>0.1813</text:p>
          </table:table-cell>
          <table:table-cell table:formula="of:=AVERAGE([.B41:.D41])" office:value-type="float" office:value="0.1709" calcext:value-type="float">
            <text:p>0.1709</text:p>
          </table:table-cell>
          <table:table-cell table:formula="of:=STDEVP([.B41:.D41])" office:value-type="float" office:value="0.0267503271008038" calcext:value-type="float">
            <text:p>0.0268</text:p>
          </table:table-cell>
          <table:table-cell table:formula="of:=VARP([.B41:.D41])" office:value-type="float" office:value="0.000715579999999999" calcext:value-type="float">
            <text:p>0.0007</text:p>
          </table:table-cell>
          <table:table-cell/>
          <table:table-cell office:value-type="string" calcext:value-type="string">
            <text:p>Node 30</text:p>
          </table:table-cell>
          <table:table-cell table:formula="of:=[.B41]-[.$B$53]" office:value-type="float" office:value="0.1328" calcext:value-type="float">
            <text:p>0.1328</text:p>
          </table:table-cell>
          <table:table-cell table:formula="of:=[.C41]-[.$C$53]" office:value-type="float" office:value="0.1952" calcext:value-type="float">
            <text:p>0.1952</text:p>
          </table:table-cell>
          <table:table-cell table:formula="of:=[.D41]-[.$D$53]" office:value-type="float" office:value="0.1802" calcext:value-type="float">
            <text:p>0.1802</text:p>
          </table:table-cell>
          <table:table-cell table:formula="of:=AVERAGE([.J41:.L41])" office:value-type="float" office:value="0.1694" calcext:value-type="float">
            <text:p>0.1694</text:p>
          </table:table-cell>
          <table:table-cell table:formula="of:=STDEVP([.J41:.L41])" office:value-type="float" office:value="0.0265947363213099" calcext:value-type="float">
            <text:p>0.0266</text:p>
          </table:table-cell>
          <table:table-cell table:formula="of:=VARP([.J41:.L41])" office:value-type="float" office:value="0.00070728" calcext:value-type="float">
            <text:p>0.0007</text:p>
          </table:table-cell>
          <table:table-cell/>
          <table:table-cell table:formula="of:=[.N41]-[.F41]" office:value-type="float" office:value="-0.000155590779493928" calcext:value-type="float">
            <text:p>-0.0001556</text:p>
          </table:table-cell>
          <table:table-cell table:formula="of:=[.O41]-[.G41]" office:value-type="float" office:value="-0.00000829999999999972" calcext:value-type="float">
            <text:p>-0.000008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1</text:p>
          </table:table-cell>
          <table:table-cell table:formula="of:=RANDBETWEEN([.$B$3];[.$B$4])/[.$B$2]" office:value-type="float" office:value="0.1413" calcext:value-type="float">
            <text:p>0.1413</text:p>
          </table:table-cell>
          <table:table-cell table:formula="of:=RANDBETWEEN([.$B$3];[.$B$4])/[.$B$2]" office:value-type="float" office:value="0.1526" calcext:value-type="float">
            <text:p>0.1526</text:p>
          </table:table-cell>
          <table:table-cell table:formula="of:=RANDBETWEEN([.$B$3];[.$B$4])/[.$B$2]" office:value-type="float" office:value="0.1249" calcext:value-type="float">
            <text:p>0.1249</text:p>
          </table:table-cell>
          <table:table-cell table:formula="of:=AVERAGE([.B42:.D42])" office:value-type="float" office:value="0.1396" calcext:value-type="float">
            <text:p>0.1396</text:p>
          </table:table-cell>
          <table:table-cell table:formula="of:=STDEVP([.B42:.D42])" office:value-type="float" office:value="0.0113721882971866" calcext:value-type="float">
            <text:p>0.0114</text:p>
          </table:table-cell>
          <table:table-cell table:formula="of:=VARP([.B42:.D42])" office:value-type="float" office:value="0.000129326666666667" calcext:value-type="float">
            <text:p>0.0001</text:p>
          </table:table-cell>
          <table:table-cell/>
          <table:table-cell office:value-type="string" calcext:value-type="string">
            <text:p>Node 31</text:p>
          </table:table-cell>
          <table:table-cell table:formula="of:=[.B42]-[.$B$53]" office:value-type="float" office:value="0.1399" calcext:value-type="float">
            <text:p>0.1399</text:p>
          </table:table-cell>
          <table:table-cell table:formula="of:=[.C42]-[.$C$53]" office:value-type="float" office:value="0.1506" calcext:value-type="float">
            <text:p>0.1506</text:p>
          </table:table-cell>
          <table:table-cell table:formula="of:=[.D42]-[.$D$53]" office:value-type="float" office:value="0.1238" calcext:value-type="float">
            <text:p>0.1238</text:p>
          </table:table-cell>
          <table:table-cell table:formula="of:=AVERAGE([.J42:.L42])" office:value-type="float" office:value="0.1381" calcext:value-type="float">
            <text:p>0.1381</text:p>
          </table:table-cell>
          <table:table-cell table:formula="of:=STDEVP([.J42:.L42])" office:value-type="float" office:value="0.011014838476649" calcext:value-type="float">
            <text:p>0.0110</text:p>
          </table:table-cell>
          <table:table-cell table:formula="of:=VARP([.J42:.L42])" office:value-type="float" office:value="0.000121326666666667" calcext:value-type="float">
            <text:p>0.0001</text:p>
          </table:table-cell>
          <table:table-cell/>
          <table:table-cell table:formula="of:=[.N42]-[.F42]" office:value-type="float" office:value="-0.000357349820537573" calcext:value-type="float">
            <text:p>-0.0003573</text:p>
          </table:table-cell>
          <table:table-cell table:formula="of:=[.O42]-[.G42]" office:value-type="float" office:value="-0.00000799999999999999" calcext:value-type="float">
            <text:p>-0.000008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2</text:p>
          </table:table-cell>
          <table:table-cell table:formula="of:=RANDBETWEEN([.$B$3];[.$B$4])/[.$B$2]" office:value-type="float" office:value="0.1989" calcext:value-type="float">
            <text:p>0.1989</text:p>
          </table:table-cell>
          <table:table-cell table:formula="of:=RANDBETWEEN([.$B$3];[.$B$4])/[.$B$2]" office:value-type="float" office:value="0.1864" calcext:value-type="float">
            <text:p>0.1864</text:p>
          </table:table-cell>
          <table:table-cell table:formula="of:=RANDBETWEEN([.$B$3];[.$B$4])/[.$B$2]" office:value-type="float" office:value="0.1505" calcext:value-type="float">
            <text:p>0.1505</text:p>
          </table:table-cell>
          <table:table-cell table:formula="of:=AVERAGE([.B43:.D43])" office:value-type="float" office:value="0.1786" calcext:value-type="float">
            <text:p>0.1786</text:p>
          </table:table-cell>
          <table:table-cell table:formula="of:=STDEVP([.B43:.D43])" office:value-type="float" office:value="0.0205145476836967" calcext:value-type="float">
            <text:p>0.0205</text:p>
          </table:table-cell>
          <table:table-cell table:formula="of:=VARP([.B43:.D43])" office:value-type="float" office:value="0.000420846666666667" calcext:value-type="float">
            <text:p>0.0004</text:p>
          </table:table-cell>
          <table:table-cell/>
          <table:table-cell office:value-type="string" calcext:value-type="string">
            <text:p>Node 32</text:p>
          </table:table-cell>
          <table:table-cell table:formula="of:=[.B43]-[.$B$53]" office:value-type="float" office:value="0.1975" calcext:value-type="float">
            <text:p>0.1975</text:p>
          </table:table-cell>
          <table:table-cell table:formula="of:=[.C43]-[.$C$53]" office:value-type="float" office:value="0.1844" calcext:value-type="float">
            <text:p>0.1844</text:p>
          </table:table-cell>
          <table:table-cell table:formula="of:=[.D43]-[.$D$53]" office:value-type="float" office:value="0.1494" calcext:value-type="float">
            <text:p>0.1494</text:p>
          </table:table-cell>
          <table:table-cell table:formula="of:=AVERAGE([.J43:.L43])" office:value-type="float" office:value="0.1771" calcext:value-type="float">
            <text:p>0.1771</text:p>
          </table:table-cell>
          <table:table-cell table:formula="of:=STDEVP([.J43:.L43])" office:value-type="float" office:value="0.0203038584182087" calcext:value-type="float">
            <text:p>0.0203</text:p>
          </table:table-cell>
          <table:table-cell table:formula="of:=VARP([.J43:.L43])" office:value-type="float" office:value="0.000412246666666666" calcext:value-type="float">
            <text:p>0.0004</text:p>
          </table:table-cell>
          <table:table-cell/>
          <table:table-cell table:formula="of:=[.N43]-[.F43]" office:value-type="float" office:value="-0.000210689265487975" calcext:value-type="float">
            <text:p>-0.0002107</text:p>
          </table:table-cell>
          <table:table-cell table:formula="of:=[.O43]-[.G43]" office:value-type="float" office:value="-0.00000860000000000037" calcext:value-type="float">
            <text:p>-0.000008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3</text:p>
          </table:table-cell>
          <table:table-cell table:formula="of:=RANDBETWEEN([.$B$3];[.$B$4])/[.$B$2]" office:value-type="float" office:value="0.1222" calcext:value-type="float">
            <text:p>0.1222</text:p>
          </table:table-cell>
          <table:table-cell table:formula="of:=RANDBETWEEN([.$B$3];[.$B$4])/[.$B$2]" office:value-type="float" office:value="0.1921" calcext:value-type="float">
            <text:p>0.1921</text:p>
          </table:table-cell>
          <table:table-cell table:formula="of:=RANDBETWEEN([.$B$3];[.$B$4])/[.$B$2]" office:value-type="float" office:value="0.1769" calcext:value-type="float">
            <text:p>0.1769</text:p>
          </table:table-cell>
          <table:table-cell table:formula="of:=AVERAGE([.B44:.D44])" office:value-type="float" office:value="0.163733333333333" calcext:value-type="float">
            <text:p>0.1637</text:p>
          </table:table-cell>
          <table:table-cell table:formula="of:=STDEVP([.B44:.D44])" office:value-type="float" office:value="0.0300169211538351" calcext:value-type="float">
            <text:p>0.0300</text:p>
          </table:table-cell>
          <table:table-cell table:formula="of:=VARP([.B44:.D44])" office:value-type="float" office:value="0.000901015555555555" calcext:value-type="float">
            <text:p>0.0009</text:p>
          </table:table-cell>
          <table:table-cell/>
          <table:table-cell office:value-type="string" calcext:value-type="string">
            <text:p>Node 33</text:p>
          </table:table-cell>
          <table:table-cell table:formula="of:=[.B44]-[.$B$53]" office:value-type="float" office:value="0.1208" calcext:value-type="float">
            <text:p>0.1208</text:p>
          </table:table-cell>
          <table:table-cell table:formula="of:=[.C44]-[.$C$53]" office:value-type="float" office:value="0.1901" calcext:value-type="float">
            <text:p>0.1901</text:p>
          </table:table-cell>
          <table:table-cell table:formula="of:=[.D44]-[.$D$53]" office:value-type="float" office:value="0.1758" calcext:value-type="float">
            <text:p>0.1758</text:p>
          </table:table-cell>
          <table:table-cell table:formula="of:=AVERAGE([.J44:.L44])" office:value-type="float" office:value="0.162233333333333" calcext:value-type="float">
            <text:p>0.1622</text:p>
          </table:table-cell>
          <table:table-cell table:formula="of:=STDEVP([.J44:.L44])" office:value-type="float" office:value="0.0298737714763674" calcext:value-type="float">
            <text:p>0.0299</text:p>
          </table:table-cell>
          <table:table-cell table:formula="of:=VARP([.J44:.L44])" office:value-type="float" office:value="0.000892442222222222" calcext:value-type="float">
            <text:p>0.0009</text:p>
          </table:table-cell>
          <table:table-cell/>
          <table:table-cell table:formula="of:=[.N44]-[.F44]" office:value-type="float" office:value="-0.000143149677467744" calcext:value-type="float">
            <text:p>-0.0001431</text:p>
          </table:table-cell>
          <table:table-cell table:formula="of:=[.O44]-[.G44]" office:value-type="float" office:value="-0.00000857333333333327" calcext:value-type="float">
            <text:p>-0.000008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4</text:p>
          </table:table-cell>
          <table:table-cell table:formula="of:=RANDBETWEEN([.$B$3];[.$B$4])/[.$B$2]" office:value-type="float" office:value="0.1347" calcext:value-type="float">
            <text:p>0.1347</text:p>
          </table:table-cell>
          <table:table-cell table:formula="of:=RANDBETWEEN([.$B$3];[.$B$4])/[.$B$2]" office:value-type="float" office:value="0.1819" calcext:value-type="float">
            <text:p>0.1819</text:p>
          </table:table-cell>
          <table:table-cell table:formula="of:=RANDBETWEEN([.$B$3];[.$B$4])/[.$B$2]" office:value-type="float" office:value="0.1412" calcext:value-type="float">
            <text:p>0.1412</text:p>
          </table:table-cell>
          <table:table-cell table:formula="of:=AVERAGE([.B45:.D45])" office:value-type="float" office:value="0.1526" calcext:value-type="float">
            <text:p>0.1526</text:p>
          </table:table-cell>
          <table:table-cell table:formula="of:=STDEVP([.B45:.D45])" office:value-type="float" office:value="0.0208874763115764" calcext:value-type="float">
            <text:p>0.0209</text:p>
          </table:table-cell>
          <table:table-cell table:formula="of:=VARP([.B45:.D45])" office:value-type="float" office:value="0.000436286666666667" calcext:value-type="float">
            <text:p>0.0004</text:p>
          </table:table-cell>
          <table:table-cell/>
          <table:table-cell office:value-type="string" calcext:value-type="string">
            <text:p>Node 34</text:p>
          </table:table-cell>
          <table:table-cell table:formula="of:=[.B45]-[.$B$53]" office:value-type="float" office:value="0.1333" calcext:value-type="float">
            <text:p>0.1333</text:p>
          </table:table-cell>
          <table:table-cell table:formula="of:=[.C45]-[.$C$53]" office:value-type="float" office:value="0.1799" calcext:value-type="float">
            <text:p>0.1799</text:p>
          </table:table-cell>
          <table:table-cell table:formula="of:=[.D45]-[.$D$53]" office:value-type="float" office:value="0.1401" calcext:value-type="float">
            <text:p>0.1401</text:p>
          </table:table-cell>
          <table:table-cell table:formula="of:=AVERAGE([.J45:.L45])" office:value-type="float" office:value="0.1511" calcext:value-type="float">
            <text:p>0.1511</text:p>
          </table:table-cell>
          <table:table-cell table:formula="of:=STDEVP([.J45:.L45])" office:value-type="float" office:value="0.0205530208647456" calcext:value-type="float">
            <text:p>0.0206</text:p>
          </table:table-cell>
          <table:table-cell table:formula="of:=VARP([.J45:.L45])" office:value-type="float" office:value="0.000422426666666667" calcext:value-type="float">
            <text:p>0.0004</text:p>
          </table:table-cell>
          <table:table-cell/>
          <table:table-cell table:formula="of:=[.N45]-[.F45]" office:value-type="float" office:value="-0.000334455446830868" calcext:value-type="float">
            <text:p>-0.0003345</text:p>
          </table:table-cell>
          <table:table-cell table:formula="of:=[.O45]-[.G45]" office:value-type="float" office:value="-0.00001386" calcext:value-type="float">
            <text:p>-0.00001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5</text:p>
          </table:table-cell>
          <table:table-cell table:formula="of:=RANDBETWEEN([.$B$3];[.$B$4])/[.$B$2]" office:value-type="float" office:value="0.106" calcext:value-type="float">
            <text:p>0.1060</text:p>
          </table:table-cell>
          <table:table-cell table:formula="of:=RANDBETWEEN([.$B$3];[.$B$4])/[.$B$2]" office:value-type="float" office:value="0.1928" calcext:value-type="float">
            <text:p>0.1928</text:p>
          </table:table-cell>
          <table:table-cell table:formula="of:=RANDBETWEEN([.$B$3];[.$B$4])/[.$B$2]" office:value-type="float" office:value="0.1191" calcext:value-type="float">
            <text:p>0.1191</text:p>
          </table:table-cell>
          <table:table-cell table:formula="of:=AVERAGE([.B46:.D46])" office:value-type="float" office:value="0.1393" calcext:value-type="float">
            <text:p>0.1393</text:p>
          </table:table-cell>
          <table:table-cell table:formula="of:=STDEVP([.B46:.D46])" office:value-type="float" office:value="0.0382063694515282" calcext:value-type="float">
            <text:p>0.0382</text:p>
          </table:table-cell>
          <table:table-cell table:formula="of:=VARP([.B46:.D46])" office:value-type="float" office:value="0.00145972666666667" calcext:value-type="float">
            <text:p>0.0015</text:p>
          </table:table-cell>
          <table:table-cell/>
          <table:table-cell office:value-type="string" calcext:value-type="string">
            <text:p>Node 35</text:p>
          </table:table-cell>
          <table:table-cell table:formula="of:=[.B46]-[.$B$53]" office:value-type="float" office:value="0.1046" calcext:value-type="float">
            <text:p>0.1046</text:p>
          </table:table-cell>
          <table:table-cell table:formula="of:=[.C46]-[.$C$53]" office:value-type="float" office:value="0.1908" calcext:value-type="float">
            <text:p>0.1908</text:p>
          </table:table-cell>
          <table:table-cell table:formula="of:=[.D46]-[.$D$53]" office:value-type="float" office:value="0.118" calcext:value-type="float">
            <text:p>0.1180</text:p>
          </table:table-cell>
          <table:table-cell table:formula="of:=AVERAGE([.J46:.L46])" office:value-type="float" office:value="0.1378" calcext:value-type="float">
            <text:p>0.1378</text:p>
          </table:table-cell>
          <table:table-cell table:formula="of:=STDEVP([.J46:.L46])" office:value-type="float" office:value="0.0378738256143562" calcext:value-type="float">
            <text:p>0.0379</text:p>
          </table:table-cell>
          <table:table-cell table:formula="of:=VARP([.J46:.L46])" office:value-type="float" office:value="0.00143442666666667" calcext:value-type="float">
            <text:p>0.0014</text:p>
          </table:table-cell>
          <table:table-cell/>
          <table:table-cell table:formula="of:=[.N46]-[.F46]" office:value-type="float" office:value="-0.000332543837171954" calcext:value-type="float">
            <text:p>-0.0003325</text:p>
          </table:table-cell>
          <table:table-cell table:formula="of:=[.O46]-[.G46]" office:value-type="float" office:value="-0.0000252999999999998" calcext:value-type="float">
            <text:p>-0.00002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6</text:p>
          </table:table-cell>
          <table:table-cell table:formula="of:=RANDBETWEEN([.$B$3];[.$B$4])/[.$B$2]" office:value-type="float" office:value="0.1449" calcext:value-type="float">
            <text:p>0.1449</text:p>
          </table:table-cell>
          <table:table-cell table:formula="of:=RANDBETWEEN([.$B$3];[.$B$4])/[.$B$2]" office:value-type="float" office:value="0.1124" calcext:value-type="float">
            <text:p>0.1124</text:p>
          </table:table-cell>
          <table:table-cell table:formula="of:=RANDBETWEEN([.$B$3];[.$B$4])/[.$B$2]" office:value-type="float" office:value="0.1136" calcext:value-type="float">
            <text:p>0.1136</text:p>
          </table:table-cell>
          <table:table-cell table:formula="of:=AVERAGE([.B47:.D47])" office:value-type="float" office:value="0.123633333333333" calcext:value-type="float">
            <text:p>0.1236</text:p>
          </table:table-cell>
          <table:table-cell table:formula="of:=STDEVP([.B47:.D47])" office:value-type="float" office:value="0.0150457819855119" calcext:value-type="float">
            <text:p>0.0150</text:p>
          </table:table-cell>
          <table:table-cell table:formula="of:=VARP([.B47:.D47])" office:value-type="float" office:value="0.000226375555555555" calcext:value-type="float">
            <text:p>0.0002</text:p>
          </table:table-cell>
          <table:table-cell/>
          <table:table-cell office:value-type="string" calcext:value-type="string">
            <text:p>Node 36</text:p>
          </table:table-cell>
          <table:table-cell table:formula="of:=[.B47]-[.$B$53]" office:value-type="float" office:value="0.1435" calcext:value-type="float">
            <text:p>0.1435</text:p>
          </table:table-cell>
          <table:table-cell table:formula="of:=[.C47]-[.$C$53]" office:value-type="float" office:value="0.1104" calcext:value-type="float">
            <text:p>0.1104</text:p>
          </table:table-cell>
          <table:table-cell table:formula="of:=[.D47]-[.$D$53]" office:value-type="float" office:value="0.1125" calcext:value-type="float">
            <text:p>0.1125</text:p>
          </table:table-cell>
          <table:table-cell table:formula="of:=AVERAGE([.J47:.L47])" office:value-type="float" office:value="0.122133333333333" calcext:value-type="float">
            <text:p>0.1221</text:p>
          </table:table-cell>
          <table:table-cell table:formula="of:=STDEVP([.J47:.L47])" office:value-type="float" office:value="0.0151328193745324" calcext:value-type="float">
            <text:p>0.0151</text:p>
          </table:table-cell>
          <table:table-cell table:formula="of:=VARP([.J47:.L47])" office:value-type="float" office:value="0.000229002222222222" calcext:value-type="float">
            <text:p>0.0002</text:p>
          </table:table-cell>
          <table:table-cell/>
          <table:table-cell table:formula="of:=[.N47]-[.F47]" office:value-type="float" office:value="0.0000870373890204269" calcext:value-type="float">
            <text:p>0.0000870</text:p>
          </table:table-cell>
          <table:table-cell table:formula="of:=[.O47]-[.G47]" office:value-type="float" office:value="0.00000262666666666657" calcext:value-type="float">
            <text:p>0.000002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 37</text:p>
          </table:table-cell>
          <table:table-cell table:formula="of:=RANDBETWEEN([.$B$3];[.$B$4])/[.$B$2]" office:value-type="float" office:value="0.1962" calcext:value-type="float">
            <text:p>0.1962</text:p>
          </table:table-cell>
          <table:table-cell table:formula="of:=RANDBETWEEN([.$B$3];[.$B$4])/[.$B$2]" office:value-type="float" office:value="0.1171" calcext:value-type="float">
            <text:p>0.1171</text:p>
          </table:table-cell>
          <table:table-cell table:formula="of:=RANDBETWEEN([.$B$3];[.$B$4])/[.$B$2]" office:value-type="float" office:value="0.1222" calcext:value-type="float">
            <text:p>0.1222</text:p>
          </table:table-cell>
          <table:table-cell table:formula="of:=AVERAGE([.B48:.D48])" office:value-type="float" office:value="0.145166666666667" calcext:value-type="float">
            <text:p>0.1452</text:p>
          </table:table-cell>
          <table:table-cell table:formula="of:=STDEVP([.B48:.D48])" office:value-type="float" office:value="0.0361460309792867" calcext:value-type="float">
            <text:p>0.0361</text:p>
          </table:table-cell>
          <table:table-cell table:formula="of:=VARP([.B48:.D48])" office:value-type="float" office:value="0.00130653555555556" calcext:value-type="float">
            <text:p>0.0013</text:p>
          </table:table-cell>
          <table:table-cell/>
          <table:table-cell office:value-type="string" calcext:value-type="string">
            <text:p>Node 37</text:p>
          </table:table-cell>
          <table:table-cell table:formula="of:=[.B48]-[.$B$53]" office:value-type="float" office:value="0.1948" calcext:value-type="float">
            <text:p>0.1948</text:p>
          </table:table-cell>
          <table:table-cell table:formula="of:=[.C48]-[.$C$53]" office:value-type="float" office:value="0.1151" calcext:value-type="float">
            <text:p>0.1151</text:p>
          </table:table-cell>
          <table:table-cell table:formula="of:=[.D48]-[.$D$53]" office:value-type="float" office:value="0.1211" calcext:value-type="float">
            <text:p>0.1211</text:p>
          </table:table-cell>
          <table:table-cell table:formula="of:=AVERAGE([.J48:.L48])" office:value-type="float" office:value="0.143666666666667" calcext:value-type="float">
            <text:p>0.1437</text:p>
          </table:table-cell>
          <table:table-cell table:formula="of:=STDEVP([.J48:.L48])" office:value-type="float" office:value="0.0362396038732336" calcext:value-type="float">
            <text:p>0.0362</text:p>
          </table:table-cell>
          <table:table-cell table:formula="of:=VARP([.J48:.L48])" office:value-type="float" office:value="0.00131330888888889" calcext:value-type="float">
            <text:p>0.0013</text:p>
          </table:table-cell>
          <table:table-cell/>
          <table:table-cell table:formula="of:=[.N48]-[.F48]" office:value-type="float" office:value="0.0000935728939468888" calcext:value-type="float">
            <text:p>0.0000936</text:p>
          </table:table-cell>
          <table:table-cell table:formula="of:=[.O48]-[.G48]" office:value-type="float" office:value="0.00000677333333333301" calcext:value-type="float">
            <text:p>0.0000068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>
            <text:p>Required CPU</text:p>
          </table:table-cell>
          <table:table-cell table:style-name="ce4" office:value-type="string" calcext:value-type="string">
            <text:p>Requited RAM</text:p>
          </table:table-cell>
          <table:table-cell table:style-name="ce4" office:value-type="string" calcext:value-type="string">
            <text:p>Required MEM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source</text:p>
          </table:table-cell>
          <table:table-cell table:formula="of:=RANDBETWEEN([.$B$6];[.$B$7])/[.$B$2]" office:value-type="float" office:value="0.0014" calcext:value-type="float">
            <text:p>0.0014</text:p>
          </table:table-cell>
          <table:table-cell table:formula="of:=RANDBETWEEN([.$B$6];[.$B$7])/[.$B$2]" office:value-type="float" office:value="0.002" calcext:value-type="float">
            <text:p>0.0020</text:p>
          </table:table-cell>
          <table:table-cell table:formula="of:=RANDBETWEEN([.$B$6];[.$B$7])/[.$B$2]" office:value-type="float" office:value="0.0011" calcext:value-type="float">
            <text:p>0.001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54:34.317605420</meta:creation-date>
    <dc:date>2020-12-19T14:31:37.391718419</dc:date>
    <meta:editing-duration>PT16M42S</meta:editing-duration>
    <meta:editing-cycles>1</meta:editing-cycles>
    <meta:document-statistic meta:table-count="1" meta:cell-count="680" meta:object-count="0"/>
    <meta:generator>LibreOffice/6.0.7.3$Linux_X86_64 LibreOffice_project/00m0$Build-3</meta:generator>
  </office:meta>
</office:document-meta>
</file>